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cceleration Raw" table:style-name="ta1">
        <table:shapes>
          <draw:frame draw:z-index="0" draw:style-name="gr1" draw:text-style-name="P1" svg:width="551.03pt" svg:height="309.46pt" svg:x="316.09pt" svg:y="3pt">
            <loext:p draw:notify-on-update-of-ranges="'Acceleration Raw'.A1:'Acceleration Raw'.A1000 'Acceleration Raw'.A1:'Acceleration Raw'.A1 'Acceleration Raw'.B1:'Acceleration Raw'.B10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536.2pt" svg:height="305.69pt" svg:x="867.88pt" svg:y="1.5pt">
            <loext:p draw:notify-on-update-of-ranges="'Acceleration Raw'.A1:'Acceleration Raw'.A1000 'Acceleration Raw'.A1:'Acceleration Raw'.A1 'Acceleration Raw'.C1:'Acceleration Raw'.C100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744.94pt" svg:height="246.87pt" svg:x="633.37pt" svg:y="305.77pt">
            <loext:p draw:notify-on-update-of-ranges="'Acceleration Raw'.A1:'Acceleration Raw'.A1000 'Acceleration Raw'.A1:'Acceleration Raw'.A1 'Acceleration Raw'.D1:'Acceleration Raw'.D100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9.47" calcext:value-type="float">
            <text:p>9.47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2"/>
          <table:table-cell table:style-name="ce1" table:formula="of:=AVERAGE([.B1:.B1048575])" office:value-type="float" office:value="0.158396226415094" calcext:value-type="float">
            <text:p>0.1583962264</text:p>
          </table:table-cell>
          <table:table-cell table:style-name="ce1" table:formula="of:=AVERAGE([.C1:.C1048575])" office:value-type="float" office:value="0.252830188679245" calcext:value-type="float">
            <text:p>0.2528301887</text:p>
          </table:table-cell>
          <table:table-cell table:formula="of:=SUM([.D1:.D289])/289" office:value-type="float" office:value="9.43487889273356" calcext:value-type="float">
            <text:p>9.434878892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8.58" calcext:value-type="float">
            <text:p>8.5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9.45" calcext:value-type="float">
            <text:p>9.4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9.97" calcext:value-type="float">
            <text:p>9.9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0.06" calcext:value-type="float">
            <text:p>10.06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1.27" calcext:value-type="float">
            <text:p>11.2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0.19" calcext:value-type="float">
            <text:p>0.19</text:p>
          </table:table-cell>
          <table:table-cell office:value-type="float" office:value="0.34" calcext:value-type="float">
            <text:p>0.3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1.71" calcext:value-type="float">
            <text:p>11.7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1.97" calcext:value-type="float">
            <text:p>11.9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2.32" calcext:value-type="float">
            <text:p>12.32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2.49" calcext:value-type="float">
            <text:p>12.49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2.67" calcext:value-type="float">
            <text:p>12.67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2.93" calcext:value-type="float">
            <text:p>12.93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3.8" calcext:value-type="float">
            <text:p>13.8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5.71" calcext:value-type="float">
            <text:p>15.71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5.97" calcext:value-type="float">
            <text:p>15.97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49" calcext:value-type="float">
            <text:p>16.49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6.58" calcext:value-type="float">
            <text:p>16.58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67" calcext:value-type="float">
            <text:p>16.67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93" calcext:value-type="float">
            <text:p>16.93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7.63" calcext:value-type="float">
            <text:p>17.63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7.71" calcext:value-type="float">
            <text:p>17.7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7.97" calcext:value-type="float">
            <text:p>17.97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8.67" calcext:value-type="float">
            <text:p>18.67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0.34" calcext:value-type="float">
            <text:p>0.34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9.19" calcext:value-type="float">
            <text:p>19.19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9.37" calcext:value-type="float">
            <text:p>19.3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9.63" calcext:value-type="float">
            <text:p>19.63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9.89" calcext:value-type="float">
            <text:p>19.89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0.15" calcext:value-type="float">
            <text:p>20.1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0.04" calcext:value-type="float">
            <text:p>0.04</text:p>
          </table:table-cell>
          <table:table-cell office:value-type="float" office:value="0.31" calcext:value-type="float">
            <text:p>0.3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20.58" calcext:value-type="float">
            <text:p>20.58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0.67" calcext:value-type="float">
            <text:p>20.67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0.93" calcext:value-type="float">
            <text:p>20.93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1.37" calcext:value-type="float">
            <text:p>21.37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1.63" calcext:value-type="float">
            <text:p>21.63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1.71" calcext:value-type="float">
            <text:p>21.71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1.89" calcext:value-type="float">
            <text:p>21.89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2.24" calcext:value-type="float">
            <text:p>22.24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2.33" calcext:value-type="float">
            <text:p>22.33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2.41" calcext:value-type="float">
            <text:p>22.41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2.59" calcext:value-type="float">
            <text:p>22.59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2.67" calcext:value-type="float">
            <text:p>22.67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2.93" calcext:value-type="float">
            <text:p>22.93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3.11" calcext:value-type="float">
            <text:p>23.1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23.37" calcext:value-type="float">
            <text:p>23.3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3.54" calcext:value-type="float">
            <text:p>23.54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3.63" calcext:value-type="float">
            <text:p>23.63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0.11" calcext:value-type="float">
            <text:p>0.11</text:p>
          </table:table-cell>
          <table:table-cell office:value-type="float" office:value="0.38" calcext:value-type="float">
            <text:p>0.38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3.89" calcext:value-type="float">
            <text:p>23.89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3.98" calcext:value-type="float">
            <text:p>23.98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0.08" calcext:value-type="float">
            <text:p>0.08</text:p>
          </table:table-cell>
          <table:table-cell office:value-type="float" office:value="0.38" calcext:value-type="float">
            <text:p>0.38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4.33" calcext:value-type="float">
            <text:p>24.33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4.41" calcext:value-type="float">
            <text:p>24.41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4.59" calcext:value-type="float">
            <text:p>24.59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24.67" calcext:value-type="float">
            <text:p>24.67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4.93" calcext:value-type="float">
            <text:p>24.93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5.11" calcext:value-type="float">
            <text:p>25.11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5.46" calcext:value-type="float">
            <text:p>25.46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5.54" calcext:value-type="float">
            <text:p>25.54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5.63" calcext:value-type="float">
            <text:p>25.63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5.98" calcext:value-type="float">
            <text:p>25.9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6.07" calcext:value-type="float">
            <text:p>26.07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6.33" calcext:value-type="float">
            <text:p>26.33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6.41" calcext:value-type="float">
            <text:p>26.41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6.59" calcext:value-type="float">
            <text:p>26.59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6.93" calcext:value-type="float">
            <text:p>26.93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7.02" calcext:value-type="float">
            <text:p>27.0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7.11" calcext:value-type="float">
            <text:p>27.11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7.19" calcext:value-type="float">
            <text:p>27.19</text:p>
          </table:table-cell>
          <table:table-cell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7.37" calcext:value-type="float">
            <text:p>27.37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27.54" calcext:value-type="float">
            <text:p>27.54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7.63" calcext:value-type="float">
            <text:p>27.63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7.89" calcext:value-type="float">
            <text:p>27.89</text:p>
          </table:table-cell>
          <table:table-cell office:value-type="float" office:value="0.19" calcext:value-type="float">
            <text:p>0.19</text:p>
          </table:table-cell>
          <table:table-cell office:value-type="float" office:value="0.34" calcext:value-type="float">
            <text:p>0.3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7.98" calcext:value-type="float">
            <text:p>27.98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8.06" calcext:value-type="float">
            <text:p>28.06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8.24" calcext:value-type="float">
            <text:p>28.24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8.41" calcext:value-type="float">
            <text:p>28.41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08" calcext:value-type="float">
            <text:p>0.08</text:p>
          </table:table-cell>
          <table:table-cell office:value-type="float" office:value="0.38" calcext:value-type="float">
            <text:p>0.38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8.59" calcext:value-type="float">
            <text:p>28.59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28.67" calcext:value-type="float">
            <text:p>28.67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8.76" calcext:value-type="float">
            <text:p>28.76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8.93" calcext:value-type="float">
            <text:p>28.93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9.02" calcext:value-type="float">
            <text:p>29.0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9.11" calcext:value-type="float">
            <text:p>29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9.19" calcext:value-type="float">
            <text:p>29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9.37" calcext:value-type="float">
            <text:p>29.3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9.46" calcext:value-type="float">
            <text:p>29.46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9.54" calcext:value-type="float">
            <text:p>29.5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9.63" calcext:value-type="float">
            <text:p>29.63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9.89" calcext:value-type="float">
            <text:p>29.89</text:p>
          </table:table-cell>
          <table:table-cell office:value-type="float" office:value="0.11" calcext:value-type="float">
            <text:p>0.11</text:p>
          </table:table-cell>
          <table:table-cell office:value-type="float" office:value="0.34" calcext:value-type="float">
            <text:p>0.3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9.98" calcext:value-type="float">
            <text:p>29.98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0.07" calcext:value-type="float">
            <text:p>3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0.33" calcext:value-type="float">
            <text:p>30.33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0.41" calcext:value-type="float">
            <text:p>30.41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0.59" calcext:value-type="float">
            <text:p>30.59</text:p>
          </table:table-cell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0.67" calcext:value-type="float">
            <text:p>30.67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0.76" calcext:value-type="float">
            <text:p>30.76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0.85" calcext:value-type="float">
            <text:p>30.85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0.94" calcext:value-type="float">
            <text:p>30.94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1.02" calcext:value-type="float">
            <text:p>31.02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1.11" calcext:value-type="float">
            <text:p>31.11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1.28" calcext:value-type="float">
            <text:p>31.28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1.37" calcext:value-type="float">
            <text:p>31.3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31.46" calcext:value-type="float">
            <text:p>31.46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1.54" calcext:value-type="float">
            <text:p>31.54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1.63" calcext:value-type="float">
            <text:p>31.63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1.72" calcext:value-type="float">
            <text:p>31.72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1.81" calcext:value-type="float">
            <text:p>31.81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1.89" calcext:value-type="float">
            <text:p>31.89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1.98" calcext:value-type="float">
            <text:p>31.98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2.07" calcext:value-type="float">
            <text:p>32.07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2.15" calcext:value-type="float">
            <text:p>32.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2.24" calcext:value-type="float">
            <text:p>32.24</text:p>
          </table:table-cell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2.33" calcext:value-type="float">
            <text:p>32.33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2.42" calcext:value-type="float">
            <text:p>32.42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2.59" calcext:value-type="float">
            <text:p>32.59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2.68" calcext:value-type="float">
            <text:p>32.6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2.76" calcext:value-type="float">
            <text:p>32.76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32.94" calcext:value-type="float">
            <text:p>32.94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33.03" calcext:value-type="float">
            <text:p>33.03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33.11" calcext:value-type="float">
            <text:p>33.11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3.2" calcext:value-type="float">
            <text:p>33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3.29" calcext:value-type="float">
            <text:p>33.29</text:p>
          </table:table-cell>
          <table:table-cell office:value-type="float" office:value="0.11" calcext:value-type="float">
            <text:p>0.11</text:p>
          </table:table-cell>
          <table:table-cell office:value-type="float" office:value="0.38" calcext:value-type="float">
            <text:p>0.38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3.46" calcext:value-type="float">
            <text:p>33.46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3.63" calcext:value-type="float">
            <text:p>33.63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3.72" calcext:value-type="float">
            <text:p>33.7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3.81" calcext:value-type="float">
            <text:p>33.81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3.89" calcext:value-type="float">
            <text:p>33.89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3.98" calcext:value-type="float">
            <text:p>33.98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4.07" calcext:value-type="float">
            <text:p>34.07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4.33" calcext:value-type="float">
            <text:p>34.33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4.42" calcext:value-type="float">
            <text:p>34.42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4.59" calcext:value-type="float">
            <text:p>34.59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4.68" calcext:value-type="float">
            <text:p>34.68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4.76" calcext:value-type="float">
            <text:p>34.76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4.94" calcext:value-type="float">
            <text:p>34.94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5.02" calcext:value-type="float">
            <text:p>35.0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5.11" calcext:value-type="float">
            <text:p>35.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5.29" calcext:value-type="float">
            <text:p>35.29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5.37" calcext:value-type="float">
            <text:p>35.37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5.46" calcext:value-type="float">
            <text:p>35.46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5.55" calcext:value-type="float">
            <text:p>35.5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5.63" calcext:value-type="float">
            <text:p>35.63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5.72" calcext:value-type="float">
            <text:p>35.72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5.81" calcext:value-type="float">
            <text:p>35.81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5.89" calcext:value-type="float">
            <text:p>35.89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5.98" calcext:value-type="float">
            <text:p>35.98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6.07" calcext:value-type="float">
            <text:p>36.07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6.15" calcext:value-type="float">
            <text:p>36.15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6.24" calcext:value-type="float">
            <text:p>36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6.33" calcext:value-type="float">
            <text:p>36.33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6.41" calcext:value-type="float">
            <text:p>36.41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6.5" calcext:value-type="float">
            <text:p>36.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6.59" calcext:value-type="float">
            <text:p>36.59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6.68" calcext:value-type="float">
            <text:p>36.68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6.76" calcext:value-type="float">
            <text:p>36.76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6.85" calcext:value-type="float">
            <text:p>36.85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6.94" calcext:value-type="float">
            <text:p>36.94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7.02" calcext:value-type="float">
            <text:p>37.02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7.11" calcext:value-type="float">
            <text:p>37.11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42" calcext:value-type="float">
            <text:p>0.42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7.37" calcext:value-type="float">
            <text:p>37.37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7.46" calcext:value-type="float">
            <text:p>37.46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7.54" calcext:value-type="float">
            <text:p>37.54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7.63" calcext:value-type="float">
            <text:p>37.63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7.72" calcext:value-type="float">
            <text:p>37.7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7.81" calcext:value-type="float">
            <text:p>37.81</text:p>
          </table:table-cell>
          <table:table-cell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7.89" calcext:value-type="float">
            <text:p>37.89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7.98" calcext:value-type="float">
            <text:p>37.98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38.07" calcext:value-type="float">
            <text:p>38.07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8.33" calcext:value-type="float">
            <text:p>38.33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8.41" calcext:value-type="float">
            <text:p>38.41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2" calcext:value-type="float">
            <text:p>9.2</text:p>
          </table:table-cell>
          <table:table-cell table:number-columns-repeated="5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8.59" calcext:value-type="float">
            <text:p>38.59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8.68" calcext:value-type="float">
            <text:p>38.68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38.76" calcext:value-type="float">
            <text:p>38.76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8.85" calcext:value-type="float">
            <text:p>38.85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38.94" calcext:value-type="float">
            <text:p>38.94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9.02" calcext:value-type="float">
            <text:p>39.0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9.11" calcext:value-type="float">
            <text:p>39.11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39.28" calcext:value-type="float">
            <text:p>39.28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9.37" calcext:value-type="float">
            <text:p>39.37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39.46" calcext:value-type="float">
            <text:p>39.46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9.54" calcext:value-type="float">
            <text:p>39.54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39.63" calcext:value-type="float">
            <text:p>39.63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9.72" calcext:value-type="float">
            <text:p>39.72</text:p>
          </table:table-cell>
          <table:table-cell office:value-type="float" office:value="0.11" calcext:value-type="float">
            <text:p>0.11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9.81" calcext:value-type="float">
            <text:p>39.81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9.89" calcext:value-type="float">
            <text:p>39.89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39.98" calcext:value-type="float">
            <text:p>39.98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40.07" calcext:value-type="float">
            <text:p>4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40.15" calcext:value-type="float">
            <text:p>40.1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40.24" calcext:value-type="float">
            <text:p>4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40.33" calcext:value-type="float">
            <text:p>40.33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40.41" calcext:value-type="float">
            <text:p>40.41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40.59" calcext:value-type="float">
            <text:p>40.59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40.68" calcext:value-type="float">
            <text:p>40.68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 table:number-rows-repeated="1048151">
          <table:table-cell table:number-columns-repeated="9"/>
        </table:table-row>
        <table:table-row table:style-name="ro1">
          <table:table-cell/>
          <table:table-cell table:formula="of:=AVERAGE([.B1:.B1048575])" office:value-type="float" office:value="0.158396226415094" calcext:value-type="float">
            <text:p>0.1583962264</text:p>
          </table:table-cell>
          <table:table-cell/>
          <table:table-cell table:formula="of:=SUM([.D1:.D289])" office:value-type="float" office:value="2726.68" calcext:value-type="float">
            <text:p>2726.68</text:p>
          </table:table-cell>
          <table:table-cell table:number-columns-repeated="5"/>
        </table:table-row>
      </table:table>
      <table:table table:name="Old Data" table:style-name="ta1">
        <table:shapes>
          <draw:frame draw:z-index="0" draw:style-name="gr1" draw:text-style-name="P1" svg:width="551.03pt" svg:height="309.46pt" svg:x="316.09pt" svg:y="3pt">
            <loext:p draw:notify-on-update-of-ranges="'Old Data'.A1:'Old Data'.A1000 'Old Data'.A1:'Old Data'.A1 'Old Data'.B1:'Old Data'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6.2pt" svg:height="305.69pt" svg:x="867.88pt" svg:y="1.5pt">
            <loext:p draw:notify-on-update-of-ranges="'Old Data'.A1:'Old Data'.A1000 'Old Data'.A1:'Old Data'.A1 'Old Data'.C1:'Old Data'.C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44.94pt" svg:height="246.87pt" svg:x="633.37pt" svg:y="305.77pt">
            <loext:p draw:notify-on-update-of-ranges="'Old Data'.A1:'Old Data'.A1000 'Old Data'.A1:'Old Data'.A1 'Old Data'.D1:'Old Data'.D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8" calcext:value-type="float">
            <text:p>0.08</text:p>
          </table:table-cell>
          <table:table-cell office:value-type="float" office:value="0.46" calcext:value-type="float">
            <text:p>0.46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8" calcext:value-type="float">
            <text:p>0.08</text:p>
          </table:table-cell>
          <table:table-cell office:value-type="float" office:value="0.46" calcext:value-type="float">
            <text:p>0.46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11" calcext:value-type="float">
            <text:p>0.11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07" calcext:value-type="float">
            <text:p>1.07</text:p>
          </table:table-cell>
          <table:table-cell office:value-type="float" office:value="-0.88" calcext:value-type="float">
            <text:p>-0.8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04" calcext:value-type="float">
            <text:p>0.04</text:p>
          </table:table-cell>
          <table:table-cell office:value-type="float" office:value="1.19" calcext:value-type="float">
            <text:p>1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  <table:table-cell office:value-type="float" office:value="-1.46" calcext:value-type="float">
            <text:p>-1.4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73" calcext:value-type="float">
            <text:p>0.73</text:p>
          </table:table-cell>
          <table:table-cell office:value-type="float" office:value="0.46" calcext:value-type="float">
            <text:p>0.46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-0.27" calcext:value-type="float">
            <text:p>-0.27</text:p>
          </table:table-cell>
          <table:table-cell office:value-type="float" office:value="1.61" calcext:value-type="float">
            <text:p>1.61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table-cell table:style-name="ce1" table:formula="of:=AVERAGE([.B1:.B1048575])" office:value-type="float" office:value="0.467335640138408" calcext:value-type="float">
            <text:p>0.4673356401</text:p>
          </table:table-cell>
          <table:table-cell table:style-name="ce1" table:formula="of:=AVERAGE([.C1:.C1048575])" office:value-type="float" office:value="0.468615916955017" calcext:value-type="float">
            <text:p>0.468615917</text:p>
          </table:table-cell>
          <table:table-cell table:formula="of:=SUM([.D1:.D289])/289" office:value-type="float" office:value="9.4659169550173" calcext:value-type="float">
            <text:p>9.465916955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-0.15" calcext:value-type="float">
            <text:p>-0.15</text:p>
          </table:table-cell>
          <table:table-cell office:value-type="float" office:value="1.3" calcext:value-type="float">
            <text:p>1.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-0.34" calcext:value-type="float">
            <text:p>-0.34</text:p>
          </table:table-cell>
          <table:table-cell office:value-type="float" office:value="1.34" calcext:value-type="float">
            <text:p>1.34</text:p>
          </table:table-cell>
          <table:table-cell office:value-type="float" office:value="9.39" calcext:value-type="float">
            <text:p>9.39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0.96" calcext:value-type="float">
            <text:p>-0.96</text:p>
          </table:table-cell>
          <table:table-cell office:value-type="float" office:value="-1.07" calcext:value-type="float">
            <text:p>-1.07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-0.34" calcext:value-type="float">
            <text:p>-0.34</text:p>
          </table:table-cell>
          <table:table-cell office:value-type="float" office:value="-2.34" calcext:value-type="float">
            <text:p>-2.3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.26" calcext:value-type="float">
            <text:p>1.26</text:p>
          </table:table-cell>
          <table:table-cell office:value-type="float" office:value="-2.26" calcext:value-type="float">
            <text:p>-2.2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.38" calcext:value-type="float">
            <text:p>2.38</text:p>
          </table:table-cell>
          <table:table-cell office:value-type="float" office:value="0.54" calcext:value-type="float">
            <text:p>0.54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07" calcext:value-type="float">
            <text:p>2.07</text:p>
          </table:table-cell>
          <table:table-cell office:value-type="float" office:value="1.34" calcext:value-type="float">
            <text:p>1.3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.38" calcext:value-type="float">
            <text:p>1.38</text:p>
          </table:table-cell>
          <table:table-cell office:value-type="float" office:value="2.22" calcext:value-type="float">
            <text:p>2.22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42" calcext:value-type="float">
            <text:p>0.42</text:p>
          </table:table-cell>
          <table:table-cell office:value-type="float" office:value="2.34" calcext:value-type="float">
            <text:p>2.34</text:p>
          </table:table-cell>
          <table:table-cell office:value-type="float" office:value="9.24" calcext:value-type="float">
            <text:p>9.24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3.64" calcext:value-type="float">
            <text:p>-3.64</text:p>
          </table:table-cell>
          <table:table-cell office:value-type="float" office:value="1.3" calcext:value-type="float">
            <text:p>1.3</text:p>
          </table:table-cell>
          <table:table-cell office:value-type="float" office:value="9.16" calcext:value-type="float">
            <text:p>9.16</text:p>
          </table:table-cell>
          <table:table-cell table:number-columns-repeated="5"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-3.45" calcext:value-type="float">
            <text:p>-3.45</text:p>
          </table:table-cell>
          <table:table-cell office:value-type="float" office:value="-2.38" calcext:value-type="float">
            <text:p>-2.38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0.08" calcext:value-type="float">
            <text:p>0.08</text:p>
          </table:table-cell>
          <table:table-cell office:value-type="float" office:value="-0.96" calcext:value-type="float">
            <text:p>-0.9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.15" calcext:value-type="float">
            <text:p>1.15</text:p>
          </table:table-cell>
          <table:table-cell office:value-type="float" office:value="-0.61" calcext:value-type="float">
            <text:p>-0.61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0.04" calcext:value-type="float">
            <text:p>0.04</text:p>
          </table:table-cell>
          <table:table-cell office:value-type="float" office:value="-0.42" calcext:value-type="float">
            <text:p>-0.42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-0.34" calcext:value-type="float">
            <text:p>-0.34</text:p>
          </table:table-cell>
          <table:table-cell office:value-type="float" office:value="1.99" calcext:value-type="float">
            <text:p>1.99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0.61" calcext:value-type="float">
            <text:p>-0.61</text:p>
          </table:table-cell>
          <table:table-cell office:value-type="float" office:value="0.69" calcext:value-type="float">
            <text:p>0.6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3.95" calcext:value-type="float">
            <text:p>3.95</text:p>
          </table:table-cell>
          <table:table-cell office:value-type="float" office:value="-0.31" calcext:value-type="float">
            <text:p>-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3.79" calcext:value-type="float">
            <text:p>3.79</text:p>
          </table:table-cell>
          <table:table-cell office:value-type="float" office:value="0.11" calcext:value-type="float">
            <text:p>0.1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3.37" calcext:value-type="float">
            <text:p>3.37</text:p>
          </table:table-cell>
          <table:table-cell office:value-type="float" office:value="-0.96" calcext:value-type="float">
            <text:p>-0.96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0.5" calcext:value-type="float">
            <text:p>0.5</text:p>
          </table:table-cell>
          <table:table-cell office:value-type="float" office:value="-0.15" calcext:value-type="float">
            <text:p>-0.1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-0.96" calcext:value-type="float">
            <text:p>-0.96</text:p>
          </table:table-cell>
          <table:table-cell office:value-type="float" office:value="0" calcext:value-type="float">
            <text:p>0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3.07" calcext:value-type="float">
            <text:p>-3.07</text:p>
          </table:table-cell>
          <table:table-cell office:value-type="float" office:value="-1.76" calcext:value-type="float">
            <text:p>-1.76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-1.34" calcext:value-type="float">
            <text:p>-1.34</text:p>
          </table:table-cell>
          <table:table-cell office:value-type="float" office:value="-2.57" calcext:value-type="float">
            <text:p>-2.5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-4.22" calcext:value-type="float">
            <text:p>-4.22</text:p>
          </table:table-cell>
          <table:table-cell office:value-type="float" office:value="2.57" calcext:value-type="float">
            <text:p>2.5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08" calcext:value-type="float">
            <text:p>0.08</text:p>
          </table:table-cell>
          <table:table-cell office:value-type="float" office:value="3.99" calcext:value-type="float">
            <text:p>3.9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.57" calcext:value-type="float">
            <text:p>1.57</text:p>
          </table:table-cell>
          <table:table-cell office:value-type="float" office:value="2.95" calcext:value-type="float">
            <text:p>2.95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.26" calcext:value-type="float">
            <text:p>2.26</text:p>
          </table:table-cell>
          <table:table-cell office:value-type="float" office:value="2.38" calcext:value-type="float">
            <text:p>2.38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2.53" calcext:value-type="float">
            <text:p>2.53</text:p>
          </table:table-cell>
          <table:table-cell office:value-type="float" office:value="-0.8" calcext:value-type="float">
            <text:p>-0.8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.11" calcext:value-type="float">
            <text:p>1.11</text:p>
          </table:table-cell>
          <table:table-cell office:value-type="float" office:value="-2.22" calcext:value-type="float">
            <text:p>-2.2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-0.54" calcext:value-type="float">
            <text:p>-0.54</text:p>
          </table:table-cell>
          <table:table-cell office:value-type="float" office:value="-1.99" calcext:value-type="float">
            <text:p>-1.9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-0.69" calcext:value-type="float">
            <text:p>-0.69</text:p>
          </table:table-cell>
          <table:table-cell office:value-type="float" office:value="-1.72" calcext:value-type="float">
            <text:p>-1.72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-0.31" calcext:value-type="float">
            <text:p>-0.31</text:p>
          </table:table-cell>
          <table:table-cell office:value-type="float" office:value="-2.41" calcext:value-type="float">
            <text:p>-2.4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73" calcext:value-type="float">
            <text:p>0.73</text:p>
          </table:table-cell>
          <table:table-cell office:value-type="float" office:value="-3.14" calcext:value-type="float">
            <text:p>-3.14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1.72" calcext:value-type="float">
            <text:p>1.72</text:p>
          </table:table-cell>
          <table:table-cell office:value-type="float" office:value="0.11" calcext:value-type="float">
            <text:p>0.11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0.69" calcext:value-type="float">
            <text:p>0.69</text:p>
          </table:table-cell>
          <table:table-cell office:value-type="float" office:value="0.04" calcext:value-type="float">
            <text:p>0.04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.07" calcext:value-type="float">
            <text:p>1.07</text:p>
          </table:table-cell>
          <table:table-cell office:value-type="float" office:value="-0.38" calcext:value-type="float">
            <text:p>-0.3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2.91" calcext:value-type="float">
            <text:p>2.91</text:p>
          </table:table-cell>
          <table:table-cell office:value-type="float" office:value="2.68" calcext:value-type="float">
            <text:p>2.68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2.22" calcext:value-type="float">
            <text:p>2.22</text:p>
          </table:table-cell>
          <table:table-cell office:value-type="float" office:value="1.69" calcext:value-type="float">
            <text:p>1.6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.5" calcext:value-type="float">
            <text:p>0.5</text:p>
          </table:table-cell>
          <table:table-cell office:value-type="float" office:value="2.87" calcext:value-type="float">
            <text:p>2.8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-0.77" calcext:value-type="float">
            <text:p>-0.77</text:p>
          </table:table-cell>
          <table:table-cell office:value-type="float" office:value="3.14" calcext:value-type="float">
            <text:p>3.14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-2.26" calcext:value-type="float">
            <text:p>-2.26</text:p>
          </table:table-cell>
          <table:table-cell office:value-type="float" office:value="4.87" calcext:value-type="float">
            <text:p>4.87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-2.64" calcext:value-type="float">
            <text:p>-2.64</text:p>
          </table:table-cell>
          <table:table-cell office:value-type="float" office:value="2.18" calcext:value-type="float">
            <text:p>2.1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-2.95" calcext:value-type="float">
            <text:p>-2.95</text:p>
          </table:table-cell>
          <table:table-cell office:value-type="float" office:value="-0.8" calcext:value-type="float">
            <text:p>-0.8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-2.41" calcext:value-type="float">
            <text:p>-2.41</text:p>
          </table:table-cell>
          <table:table-cell office:value-type="float" office:value="-1.07" calcext:value-type="float">
            <text:p>-1.0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-0.73" calcext:value-type="float">
            <text:p>-0.73</text:p>
          </table:table-cell>
          <table:table-cell office:value-type="float" office:value="-0.88" calcext:value-type="float">
            <text:p>-0.88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0.54" calcext:value-type="float">
            <text:p>0.54</text:p>
          </table:table-cell>
          <table:table-cell office:value-type="float" office:value="-1.57" calcext:value-type="float">
            <text:p>-1.57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0.42" calcext:value-type="float">
            <text:p>0.42</text:p>
          </table:table-cell>
          <table:table-cell office:value-type="float" office:value="-0.54" calcext:value-type="float">
            <text:p>-0.54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.07" calcext:value-type="float">
            <text:p>2.07</text:p>
          </table:table-cell>
          <table:table-cell office:value-type="float" office:value="-1.11" calcext:value-type="float">
            <text:p>-1.1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3.3" calcext:value-type="float">
            <text:p>3.3</text:p>
          </table:table-cell>
          <table:table-cell office:value-type="float" office:value="0.96" calcext:value-type="float">
            <text:p>0.96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.99" calcext:value-type="float">
            <text:p>1.99</text:p>
          </table:table-cell>
          <table:table-cell office:value-type="float" office:value="1.49" calcext:value-type="float">
            <text:p>1.49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88" calcext:value-type="float">
            <text:p>0.88</text:p>
          </table:table-cell>
          <table:table-cell office:value-type="float" office:value="1.49" calcext:value-type="float">
            <text:p>1.4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1.03" calcext:value-type="float">
            <text:p>1.03</text:p>
          </table:table-cell>
          <table:table-cell office:value-type="float" office:value="0.92" calcext:value-type="float">
            <text:p>0.9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.54" calcext:value-type="float">
            <text:p>0.54</text:p>
          </table:table-cell>
          <table:table-cell office:value-type="float" office:value="1.3" calcext:value-type="float">
            <text:p>1.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-0.08" calcext:value-type="float">
            <text:p>-0.08</text:p>
          </table:table-cell>
          <table:table-cell office:value-type="float" office:value="2.11" calcext:value-type="float">
            <text:p>2.11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-0.5" calcext:value-type="float">
            <text:p>-0.5</text:p>
          </table:table-cell>
          <table:table-cell office:value-type="float" office:value="1.84" calcext:value-type="float">
            <text:p>1.84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-0.69" calcext:value-type="float">
            <text:p>-0.69</text:p>
          </table:table-cell>
          <table:table-cell office:value-type="float" office:value="1.07" calcext:value-type="float">
            <text:p>1.07</text:p>
          </table:table-cell>
          <table:table-cell office:value-type="float" office:value="9.24" calcext:value-type="float">
            <text:p>9.24</text:p>
          </table:table-cell>
          <table:table-cell table:number-columns-repeated="5"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-0.88" calcext:value-type="float">
            <text:p>-0.88</text:p>
          </table:table-cell>
          <table:table-cell office:value-type="float" office:value="1.84" calcext:value-type="float">
            <text:p>1.8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-2.11" calcext:value-type="float">
            <text:p>-2.11</text:p>
          </table:table-cell>
          <table:table-cell office:value-type="float" office:value="2.3" calcext:value-type="float">
            <text:p>2.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-2.57" calcext:value-type="float">
            <text:p>-2.57</text:p>
          </table:table-cell>
          <table:table-cell office:value-type="float" office:value="-1.11" calcext:value-type="float">
            <text:p>-1.1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8.54" calcext:value-type="float">
            <text:p>8.54</text:p>
          </table:table-cell>
          <table:table-cell table:number-columns-repeated="2" office:value-type="float" office:value="-0.34" calcext:value-type="float">
            <text:p>-0.34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-1.03" calcext:value-type="float">
            <text:p>-1.03</text:p>
          </table:table-cell>
          <table:table-cell office:value-type="float" office:value="-0.61" calcext:value-type="float">
            <text:p>-0.6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-0.23" calcext:value-type="float">
            <text:p>-0.23</text:p>
          </table:table-cell>
          <table:table-cell office:value-type="float" office:value="-2.07" calcext:value-type="float">
            <text:p>-2.0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19" calcext:value-type="float">
            <text:p>0.19</text:p>
          </table:table-cell>
          <table:table-cell office:value-type="float" office:value="-1.07" calcext:value-type="float">
            <text:p>-1.0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-0.46" calcext:value-type="float">
            <text:p>-0.46</text:p>
          </table:table-cell>
          <table:table-cell office:value-type="float" office:value="-1.57" calcext:value-type="float">
            <text:p>-1.57</text:p>
          </table:table-cell>
          <table:table-cell office:value-type="float" office:value="9.16" calcext:value-type="float">
            <text:p>9.16</text:p>
          </table:table-cell>
          <table:table-cell table:number-columns-repeated="5"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8" calcext:value-type="float">
            <text:p>0.8</text:p>
          </table:table-cell>
          <table:table-cell office:value-type="float" office:value="0.42" calcext:value-type="float">
            <text:p>0.42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.18" calcext:value-type="float">
            <text:p>2.18</text:p>
          </table:table-cell>
          <table:table-cell office:value-type="float" office:value="-0.19" calcext:value-type="float">
            <text:p>-0.1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72" calcext:value-type="float">
            <text:p>1.72</text:p>
          </table:table-cell>
          <table:table-cell office:value-type="float" office:value="3.76" calcext:value-type="float">
            <text:p>3.76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27" calcext:value-type="float">
            <text:p>0.27</text:p>
          </table:table-cell>
          <table:table-cell office:value-type="float" office:value="4.18" calcext:value-type="float">
            <text:p>4.1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1.72" calcext:value-type="float">
            <text:p>1.72</text:p>
          </table:table-cell>
          <table:table-cell office:value-type="float" office:value="2.03" calcext:value-type="float">
            <text:p>2.0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2.41" calcext:value-type="float">
            <text:p>2.41</text:p>
          </table:table-cell>
          <table:table-cell office:value-type="float" office:value="1.26" calcext:value-type="float">
            <text:p>1.26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2.99" calcext:value-type="float">
            <text:p>2.99</text:p>
          </table:table-cell>
          <table:table-cell office:value-type="float" office:value="3.53" calcext:value-type="float">
            <text:p>3.53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.84" calcext:value-type="float">
            <text:p>1.84</text:p>
          </table:table-cell>
          <table:table-cell office:value-type="float" office:value="-0.46" calcext:value-type="float">
            <text:p>-0.46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-1.03" calcext:value-type="float">
            <text:p>-1.03</text:p>
          </table:table-cell>
          <table:table-cell office:value-type="float" office:value="1.38" calcext:value-type="float">
            <text:p>1.3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-2.07" calcext:value-type="float">
            <text:p>-2.07</text:p>
          </table:table-cell>
          <table:table-cell office:value-type="float" office:value="-3.37" calcext:value-type="float">
            <text:p>-3.37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-0.54" calcext:value-type="float">
            <text:p>-0.54</text:p>
          </table:table-cell>
          <table:table-cell office:value-type="float" office:value="-5.21" calcext:value-type="float">
            <text:p>-5.2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11" calcext:value-type="float">
            <text:p>0.11</text:p>
          </table:table-cell>
          <table:table-cell office:value-type="float" office:value="-5.36" calcext:value-type="float">
            <text:p>-5.3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-1.15" calcext:value-type="float">
            <text:p>-1.15</text:p>
          </table:table-cell>
          <table:table-cell office:value-type="float" office:value="-0.34" calcext:value-type="float">
            <text:p>-0.34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1.61" calcext:value-type="float">
            <text:p>1.61</text:p>
          </table:table-cell>
          <table:table-cell office:value-type="float" office:value="0.31" calcext:value-type="float">
            <text:p>0.31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3.83" calcext:value-type="float">
            <text:p>3.83</text:p>
          </table:table-cell>
          <table:table-cell office:value-type="float" office:value="10.61" calcext:value-type="float">
            <text:p>10.61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2.45" calcext:value-type="float">
            <text:p>2.45</text:p>
          </table:table-cell>
          <table:table-cell office:value-type="float" office:value="6.59" calcext:value-type="float">
            <text:p>6.5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69" calcext:value-type="float">
            <text:p>0.69</text:p>
          </table:table-cell>
          <table:table-cell office:value-type="float" office:value="-4.75" calcext:value-type="float">
            <text:p>-4.75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0.08" calcext:value-type="float">
            <text:p>0.08</text:p>
          </table:table-cell>
          <table:table-cell office:value-type="float" office:value="-6.82" calcext:value-type="float">
            <text:p>-6.82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0.65" calcext:value-type="float">
            <text:p>0.65</text:p>
          </table:table-cell>
          <table:table-cell office:value-type="float" office:value="-6.09" calcext:value-type="float">
            <text:p>-6.0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.65" calcext:value-type="float">
            <text:p>1.65</text:p>
          </table:table-cell>
          <table:table-cell office:value-type="float" office:value="-0.54" calcext:value-type="float">
            <text:p>-0.54</text:p>
          </table:table-cell>
          <table:table-cell office:value-type="float" office:value="9.73" calcext:value-type="float">
            <text:p>9.73</text:p>
          </table:table-cell>
          <table:table-cell table:number-columns-repeated="5"/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2.68" calcext:value-type="float">
            <text:p>2.68</text:p>
          </table:table-cell>
          <table:table-cell office:value-type="float" office:value="3.95" calcext:value-type="float">
            <text:p>3.9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3.14" calcext:value-type="float">
            <text:p>3.14</text:p>
          </table:table-cell>
          <table:table-cell office:value-type="float" office:value="4.6" calcext:value-type="float">
            <text:p>4.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-0.42" calcext:value-type="float">
            <text:p>-0.42</text:p>
          </table:table-cell>
          <table:table-cell office:value-type="float" office:value="2.41" calcext:value-type="float">
            <text:p>2.41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1.42" calcext:value-type="float">
            <text:p>-1.42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-5.29" calcext:value-type="float">
            <text:p>-5.29</text:p>
          </table:table-cell>
          <table:table-cell office:value-type="float" office:value="-0.04" calcext:value-type="float">
            <text:p>-0.0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-5.56" calcext:value-type="float">
            <text:p>-5.56</text:p>
          </table:table-cell>
          <table:table-cell office:value-type="float" office:value="-0.57" calcext:value-type="float">
            <text:p>-0.57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1.38" calcext:value-type="float">
            <text:p>1.38</text:p>
          </table:table-cell>
          <table:table-cell office:value-type="float" office:value="-0.15" calcext:value-type="float">
            <text:p>-0.15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6.97" calcext:value-type="float">
            <text:p>6.97</text:p>
          </table:table-cell>
          <table:table-cell office:value-type="float" office:value="0.96" calcext:value-type="float">
            <text:p>0.96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3.56" calcext:value-type="float">
            <text:p>3.56</text:p>
          </table:table-cell>
          <table:table-cell office:value-type="float" office:value="1.26" calcext:value-type="float">
            <text:p>1.2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38" calcext:value-type="float">
            <text:p>0.38</text:p>
          </table:table-cell>
          <table:table-cell office:value-type="float" office:value="3.49" calcext:value-type="float">
            <text:p>3.4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-3.76" calcext:value-type="float">
            <text:p>-3.76</text:p>
          </table:table-cell>
          <table:table-cell office:value-type="float" office:value="4.94" calcext:value-type="float">
            <text:p>4.94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06" calcext:value-type="float">
            <text:p>-4.06</text:p>
          </table:table-cell>
          <table:table-cell office:value-type="float" office:value="-0.69" calcext:value-type="float">
            <text:p>-0.6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0.38" calcext:value-type="float">
            <text:p>0.38</text:p>
          </table:table-cell>
          <table:table-cell office:value-type="float" office:value="-8.7" calcext:value-type="float">
            <text:p>-8.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3.72" calcext:value-type="float">
            <text:p>3.72</text:p>
          </table:table-cell>
          <table:table-cell office:value-type="float" office:value="-1.3" calcext:value-type="float">
            <text:p>-1.3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4.79" calcext:value-type="float">
            <text:p>4.79</text:p>
          </table:table-cell>
          <table:table-cell office:value-type="float" office:value="4.18" calcext:value-type="float">
            <text:p>4.18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1.8" calcext:value-type="float">
            <text:p>1.8</text:p>
          </table:table-cell>
          <table:table-cell office:value-type="float" office:value="5.63" calcext:value-type="float">
            <text:p>5.6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-1.03" calcext:value-type="float">
            <text:p>-1.03</text:p>
          </table:table-cell>
          <table:table-cell office:value-type="float" office:value="5.1" calcext:value-type="float">
            <text:p>5.1</text:p>
          </table:table-cell>
          <table:table-cell office:value-type="float" office:value="9.24" calcext:value-type="float">
            <text:p>9.24</text:p>
          </table:table-cell>
          <table:table-cell table:number-columns-repeated="5"/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-4.06" calcext:value-type="float">
            <text:p>-4.06</text:p>
          </table:table-cell>
          <table:table-cell office:value-type="float" office:value="2.72" calcext:value-type="float">
            <text:p>2.7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-3.76" calcext:value-type="float">
            <text:p>-3.76</text:p>
          </table:table-cell>
          <table:table-cell office:value-type="float" office:value="-6.28" calcext:value-type="float">
            <text:p>-6.2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-0.23" calcext:value-type="float">
            <text:p>-0.23</text:p>
          </table:table-cell>
          <table:table-cell office:value-type="float" office:value="-3.53" calcext:value-type="float">
            <text:p>-3.5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6.74" calcext:value-type="float">
            <text:p>6.74</text:p>
          </table:table-cell>
          <table:table-cell office:value-type="float" office:value="-3.83" calcext:value-type="float">
            <text:p>-3.83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5.21" calcext:value-type="float">
            <text:p>5.21</text:p>
          </table:table-cell>
          <table:table-cell office:value-type="float" office:value="-1.61" calcext:value-type="float">
            <text:p>-1.6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3.99" calcext:value-type="float">
            <text:p>3.99</text:p>
          </table:table-cell>
          <table:table-cell office:value-type="float" office:value="1.11" calcext:value-type="float">
            <text:p>1.1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0.46" calcext:value-type="float">
            <text:p>0.46</text:p>
          </table:table-cell>
          <table:table-cell office:value-type="float" office:value="4.75" calcext:value-type="float">
            <text:p>4.7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3.21" calcext:value-type="float">
            <text:p>13.21</text:p>
          </table:table-cell>
          <table:table-cell office:value-type="float" office:value="-1.07" calcext:value-type="float">
            <text:p>-1.07</text:p>
          </table:table-cell>
          <table:table-cell office:value-type="float" office:value="4.45" calcext:value-type="float">
            <text:p>4.45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-3.3" calcext:value-type="float">
            <text:p>-3.3</text:p>
          </table:table-cell>
          <table:table-cell office:value-type="float" office:value="6.63" calcext:value-type="float">
            <text:p>6.6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3.03" calcext:value-type="float">
            <text:p>3.03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3.49" calcext:value-type="float">
            <text:p>13.49</text:p>
          </table:table-cell>
          <table:table-cell office:value-type="float" office:value="1.8" calcext:value-type="float">
            <text:p>1.8</text:p>
          </table:table-cell>
          <table:table-cell office:value-type="float" office:value="-4.29" calcext:value-type="float">
            <text:p>-4.2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3.99" calcext:value-type="float">
            <text:p>3.99</text:p>
          </table:table-cell>
          <table:table-cell office:value-type="float" office:value="-8.51" calcext:value-type="float">
            <text:p>-8.51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-0.73" calcext:value-type="float">
            <text:p>-0.73</text:p>
          </table:table-cell>
          <table:table-cell office:value-type="float" office:value="-5.21" calcext:value-type="float">
            <text:p>-5.2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2.3" calcext:value-type="float">
            <text:p>2.3</text:p>
          </table:table-cell>
          <table:table-cell office:value-type="float" office:value="2.38" calcext:value-type="float">
            <text:p>2.38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2.49" calcext:value-type="float">
            <text:p>2.49</text:p>
          </table:table-cell>
          <table:table-cell office:value-type="float" office:value="8.81" calcext:value-type="float">
            <text:p>8.8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-0.08" calcext:value-type="float">
            <text:p>-0.08</text:p>
          </table:table-cell>
          <table:table-cell office:value-type="float" office:value="2.64" calcext:value-type="float">
            <text:p>2.64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0.88" calcext:value-type="float">
            <text:p>0.88</text:p>
          </table:table-cell>
          <table:table-cell office:value-type="float" office:value="0.69" calcext:value-type="float">
            <text:p>0.6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-0.19" calcext:value-type="float">
            <text:p>-0.19</text:p>
          </table:table-cell>
          <table:table-cell office:value-type="float" office:value="-4.48" calcext:value-type="float">
            <text:p>-4.48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-0.77" calcext:value-type="float">
            <text:p>-0.77</text:p>
          </table:table-cell>
          <table:table-cell office:value-type="float" office:value="-4.52" calcext:value-type="float">
            <text:p>-4.52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0.57" calcext:value-type="float">
            <text:p>0.57</text:p>
          </table:table-cell>
          <table:table-cell office:value-type="float" office:value="-4.02" calcext:value-type="float">
            <text:p>-4.02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0.88" calcext:value-type="float">
            <text:p>0.88</text:p>
          </table:table-cell>
          <table:table-cell office:value-type="float" office:value="3.56" calcext:value-type="float">
            <text:p>3.56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.61" calcext:value-type="float">
            <text:p>1.61</text:p>
          </table:table-cell>
          <table:table-cell office:value-type="float" office:value="2.41" calcext:value-type="float">
            <text:p>2.4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.03" calcext:value-type="float">
            <text:p>2.03</text:p>
          </table:table-cell>
          <table:table-cell office:value-type="float" office:value="1.72" calcext:value-type="float">
            <text:p>1.72</text:p>
          </table:table-cell>
          <table:table-cell office:value-type="float" office:value="9.24" calcext:value-type="float">
            <text:p>9.24</text:p>
          </table:table-cell>
          <table:table-cell table:number-columns-repeated="5"/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2.72" calcext:value-type="float">
            <text:p>2.72</text:p>
          </table:table-cell>
          <table:table-cell office:value-type="float" office:value="-2.3" calcext:value-type="float">
            <text:p>-2.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3.99" calcext:value-type="float">
            <text:p>3.99</text:p>
          </table:table-cell>
          <table:table-cell office:value-type="float" office:value="0.8" calcext:value-type="float">
            <text:p>0.8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2.07" calcext:value-type="float">
            <text:p>2.07</text:p>
          </table:table-cell>
          <table:table-cell office:value-type="float" office:value="1.23" calcext:value-type="float">
            <text:p>1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-1.03" calcext:value-type="float">
            <text:p>-1.03</text:p>
          </table:table-cell>
          <table:table-cell office:value-type="float" office:value="1.69" calcext:value-type="float">
            <text:p>1.6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-5.1" calcext:value-type="float">
            <text:p>-5.1</text:p>
          </table:table-cell>
          <table:table-cell office:value-type="float" office:value="2.72" calcext:value-type="float">
            <text:p>2.72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-2.18" calcext:value-type="float">
            <text:p>-2.18</text:p>
          </table:table-cell>
          <table:table-cell office:value-type="float" office:value="-3.45" calcext:value-type="float">
            <text:p>-3.45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-0.31" calcext:value-type="float">
            <text:p>-0.31</text:p>
          </table:table-cell>
          <table:table-cell office:value-type="float" office:value="-3.45" calcext:value-type="float">
            <text:p>-3.45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5.73" calcext:value-type="float">
            <text:p>15.73</text:p>
          </table:table-cell>
          <table:table-cell office:value-type="float" office:value="0.61" calcext:value-type="float">
            <text:p>0.61</text:p>
          </table:table-cell>
          <table:table-cell office:value-type="float" office:value="-3.64" calcext:value-type="float">
            <text:p>-3.6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4.14" calcext:value-type="float">
            <text:p>4.14</text:p>
          </table:table-cell>
          <table:table-cell office:value-type="float" office:value="-1.03" calcext:value-type="float">
            <text:p>-1.0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3.79" calcext:value-type="float">
            <text:p>3.79</text:p>
          </table:table-cell>
          <table:table-cell office:value-type="float" office:value="2.49" calcext:value-type="float">
            <text:p>2.4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0.88" calcext:value-type="float">
            <text:p>0.88</text:p>
          </table:table-cell>
          <table:table-cell office:value-type="float" office:value="3.45" calcext:value-type="float">
            <text:p>3.4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2.41" calcext:value-type="float">
            <text:p>-2.41</text:p>
          </table:table-cell>
          <table:table-cell office:value-type="float" office:value="4.94" calcext:value-type="float">
            <text:p>4.9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-3.49" calcext:value-type="float">
            <text:p>-3.49</text:p>
          </table:table-cell>
          <table:table-cell office:value-type="float" office:value="1.3" calcext:value-type="float">
            <text:p>1.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-3.68" calcext:value-type="float">
            <text:p>-3.68</text:p>
          </table:table-cell>
          <table:table-cell office:value-type="float" office:value="-2.22" calcext:value-type="float">
            <text:p>-2.22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0.54" calcext:value-type="float">
            <text:p>0.54</text:p>
          </table:table-cell>
          <table:table-cell office:value-type="float" office:value="-5.56" calcext:value-type="float">
            <text:p>-5.5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3.83" calcext:value-type="float">
            <text:p>3.83</text:p>
          </table:table-cell>
          <table:table-cell office:value-type="float" office:value="-3.14" calcext:value-type="float">
            <text:p>-3.14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6.67" calcext:value-type="float">
            <text:p>16.67</text:p>
          </table:table-cell>
          <table:table-cell office:value-type="float" office:value="4.29" calcext:value-type="float">
            <text:p>4.29</text:p>
          </table:table-cell>
          <table:table-cell office:value-type="float" office:value="2.34" calcext:value-type="float">
            <text:p>2.34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1.15" calcext:value-type="float">
            <text:p>1.15</text:p>
          </table:table-cell>
          <table:table-cell office:value-type="float" office:value="6.86" calcext:value-type="float">
            <text:p>6.86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-0.08" calcext:value-type="float">
            <text:p>-0.08</text:p>
          </table:table-cell>
          <table:table-cell office:value-type="float" office:value="4.14" calcext:value-type="float">
            <text:p>4.14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-4.33" calcext:value-type="float">
            <text:p>-4.33</text:p>
          </table:table-cell>
          <table:table-cell office:value-type="float" office:value="1.49" calcext:value-type="float">
            <text:p>1.49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-4.14" calcext:value-type="float">
            <text:p>-4.14</text:p>
          </table:table-cell>
          <table:table-cell office:value-type="float" office:value="-2.34" calcext:value-type="float">
            <text:p>-2.3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0.57" calcext:value-type="float">
            <text:p>0.57</text:p>
          </table:table-cell>
          <table:table-cell office:value-type="float" office:value="-7.36" calcext:value-type="float">
            <text:p>-7.36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17.23" calcext:value-type="float">
            <text:p>17.23</text:p>
          </table:table-cell>
          <table:table-cell office:value-type="float" office:value="6.09" calcext:value-type="float">
            <text:p>6.09</text:p>
          </table:table-cell>
          <table:table-cell office:value-type="float" office:value="-1.42" calcext:value-type="float">
            <text:p>-1.42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5.36" calcext:value-type="float">
            <text:p>5.36</text:p>
          </table:table-cell>
          <table:table-cell office:value-type="float" office:value="3.49" calcext:value-type="float">
            <text:p>3.4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2.07" calcext:value-type="float">
            <text:p>2.07</text:p>
          </table:table-cell>
          <table:table-cell office:value-type="float" office:value="6.59" calcext:value-type="float">
            <text:p>6.59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0.57" calcext:value-type="float">
            <text:p>0.57</text:p>
          </table:table-cell>
          <table:table-cell office:value-type="float" office:value="3.6" calcext:value-type="float">
            <text:p>3.6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1.8" calcext:value-type="float">
            <text:p>-1.8</text:p>
          </table:table-cell>
          <table:table-cell office:value-type="float" office:value="4.18" calcext:value-type="float">
            <text:p>4.18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-4.29" calcext:value-type="float">
            <text:p>-4.29</text:p>
          </table:table-cell>
          <table:table-cell office:value-type="float" office:value="2.11" calcext:value-type="float">
            <text:p>2.1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7.79" calcext:value-type="float">
            <text:p>17.79</text:p>
          </table:table-cell>
          <table:table-cell office:value-type="float" office:value="-1.69" calcext:value-type="float">
            <text:p>-1.69</text:p>
          </table:table-cell>
          <table:table-cell office:value-type="float" office:value="-4.29" calcext:value-type="float">
            <text:p>-4.2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0.08" calcext:value-type="float">
            <text:p>0.08</text:p>
          </table:table-cell>
          <table:table-cell office:value-type="float" office:value="-7.63" calcext:value-type="float">
            <text:p>-7.6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3.18" calcext:value-type="float">
            <text:p>3.18</text:p>
          </table:table-cell>
          <table:table-cell office:value-type="float" office:value="-5.48" calcext:value-type="float">
            <text:p>-5.4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8.07" calcext:value-type="float">
            <text:p>18.07</text:p>
          </table:table-cell>
          <table:table-cell office:value-type="float" office:value="1.95" calcext:value-type="float">
            <text:p>1.95</text:p>
          </table:table-cell>
          <table:table-cell office:value-type="float" office:value="9.54" calcext:value-type="float">
            <text:p>9.54</text:p>
          </table:table-cell>
          <table:table-cell office:value-type="float" office:value="9.04" calcext:value-type="float">
            <text:p>9.04</text:p>
          </table:table-cell>
          <table:table-cell table:number-columns-repeated="5"/>
        </table:table-row>
        <table:table-row table:style-name="ro1">
          <table:table-cell office:value-type="float" office:value="18.17" calcext:value-type="float">
            <text:p>18.17</text:p>
          </table:table-cell>
          <table:table-cell office:value-type="float" office:value="0.69" calcext:value-type="float">
            <text:p>0.69</text:p>
          </table:table-cell>
          <table:table-cell office:value-type="float" office:value="9.12" calcext:value-type="float">
            <text:p>9.12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1.95" calcext:value-type="float">
            <text:p>1.95</text:p>
          </table:table-cell>
          <table:table-cell office:value-type="float" office:value="6.28" calcext:value-type="float">
            <text:p>6.28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3.91" calcext:value-type="float">
            <text:p>3.91</text:p>
          </table:table-cell>
          <table:table-cell office:value-type="float" office:value="0.96" calcext:value-type="float">
            <text:p>0.9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0.96" calcext:value-type="float">
            <text:p>0.96</text:p>
          </table:table-cell>
          <table:table-cell office:value-type="float" office:value="-7.74" calcext:value-type="float">
            <text:p>-7.74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1.95" calcext:value-type="float">
            <text:p>1.95</text:p>
          </table:table-cell>
          <table:table-cell office:value-type="float" office:value="-6.59" calcext:value-type="float">
            <text:p>-6.5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8.63" calcext:value-type="float">
            <text:p>18.63</text:p>
          </table:table-cell>
          <table:table-cell office:value-type="float" office:value="3.6" calcext:value-type="float">
            <text:p>3.6</text:p>
          </table:table-cell>
          <table:table-cell office:value-type="float" office:value="-2.49" calcext:value-type="float">
            <text:p>-2.49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8.73" calcext:value-type="float">
            <text:p>18.73</text:p>
          </table:table-cell>
          <table:table-cell office:value-type="float" office:value="2.45" calcext:value-type="float">
            <text:p>2.45</text:p>
          </table:table-cell>
          <table:table-cell office:value-type="float" office:value="1.61" calcext:value-type="float">
            <text:p>1.6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0.34" calcext:value-type="float">
            <text:p>0.34</text:p>
          </table:table-cell>
          <table:table-cell office:value-type="float" office:value="4.6" calcext:value-type="float">
            <text:p>4.6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-5.36" calcext:value-type="float">
            <text:p>-5.36</text:p>
          </table:table-cell>
          <table:table-cell office:value-type="float" office:value="5" calcext:value-type="float">
            <text:p>5</text:p>
          </table:table-cell>
          <table:table-cell office:value-type="float" office:value="9.3" calcext:value-type="float">
            <text:p>9.3</text:p>
          </table:table-cell>
          <table:table-cell table:number-columns-repeated="5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-2.99" calcext:value-type="float">
            <text:p>-2.99</text:p>
          </table:table-cell>
          <table:table-cell office:value-type="float" office:value="1.92" calcext:value-type="float">
            <text:p>1.92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19.19" calcext:value-type="float">
            <text:p>19.19</text:p>
          </table:table-cell>
          <table:table-cell office:value-type="float" office:value="-1.07" calcext:value-type="float">
            <text:p>-1.07</text:p>
          </table:table-cell>
          <table:table-cell office:value-type="float" office:value="0.65" calcext:value-type="float">
            <text:p>0.65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9.29" calcext:value-type="float">
            <text:p>19.29</text:p>
          </table:table-cell>
          <table:table-cell office:value-type="float" office:value="2.76" calcext:value-type="float">
            <text:p>2.76</text:p>
          </table:table-cell>
          <table:table-cell office:value-type="float" office:value="-1.38" calcext:value-type="float">
            <text:p>-1.38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3.87" calcext:value-type="float">
            <text:p>3.87</text:p>
          </table:table-cell>
          <table:table-cell office:value-type="float" office:value="2.18" calcext:value-type="float">
            <text:p>2.1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9.47" calcext:value-type="float">
            <text:p>19.47</text:p>
          </table:table-cell>
          <table:table-cell office:value-type="float" office:value="4.52" calcext:value-type="float">
            <text:p>4.52</text:p>
          </table:table-cell>
          <table:table-cell office:value-type="float" office:value="3.49" calcext:value-type="float">
            <text:p>3.49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9.57" calcext:value-type="float">
            <text:p>19.57</text:p>
          </table:table-cell>
          <table:table-cell office:value-type="float" office:value="3.18" calcext:value-type="float">
            <text:p>3.18</text:p>
          </table:table-cell>
          <table:table-cell office:value-type="float" office:value="2.03" calcext:value-type="float">
            <text:p>2.03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3.22" calcext:value-type="float">
            <text:p>3.22</text:p>
          </table:table-cell>
          <table:table-cell office:value-type="float" office:value="-4.29" calcext:value-type="float">
            <text:p>-4.2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0.54" calcext:value-type="float">
            <text:p>0.54</text:p>
          </table:table-cell>
          <table:table-cell office:value-type="float" office:value="-6.67" calcext:value-type="float">
            <text:p>-6.67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9.85" calcext:value-type="float">
            <text:p>19.85</text:p>
          </table:table-cell>
          <table:table-cell table:number-columns-repeated="2" office:value-type="float" office:value="-4.14" calcext:value-type="float">
            <text:p>-4.14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5.82" calcext:value-type="float">
            <text:p>-5.82</text:p>
          </table:table-cell>
          <table:table-cell office:value-type="float" office:value="7.59" calcext:value-type="float">
            <text:p>7.5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-3.14" calcext:value-type="float">
            <text:p>-3.14</text:p>
          </table:table-cell>
          <table:table-cell office:value-type="float" office:value="7.36" calcext:value-type="float">
            <text:p>7.36</text:p>
          </table:table-cell>
          <table:table-cell office:value-type="float" office:value="9.2" calcext:value-type="float">
            <text:p>9.2</text:p>
          </table:table-cell>
          <table:table-cell table:number-columns-repeated="5"/>
        </table:table-row>
        <table:table-row table:style-name="ro1">
          <table:table-cell office:value-type="float" office:value="20.13" calcext:value-type="float">
            <text:p>20.13</text:p>
          </table:table-cell>
          <table:table-cell office:value-type="float" office:value="3.14" calcext:value-type="float">
            <text:p>3.14</text:p>
          </table:table-cell>
          <table:table-cell office:value-type="float" office:value="3.68" calcext:value-type="float">
            <text:p>3.68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6.13" calcext:value-type="float">
            <text:p>6.13</text:p>
          </table:table-cell>
          <table:table-cell office:value-type="float" office:value="2.72" calcext:value-type="float">
            <text:p>2.7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4.45" calcext:value-type="float">
            <text:p>4.45</text:p>
          </table:table-cell>
          <table:table-cell office:value-type="float" office:value="2.64" calcext:value-type="float">
            <text:p>2.6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3.22" calcext:value-type="float">
            <text:p>3.22</text:p>
          </table:table-cell>
          <table:table-cell office:value-type="float" office:value="-2.8" calcext:value-type="float">
            <text:p>-2.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-0.04" calcext:value-type="float">
            <text:p>-0.04</text:p>
          </table:table-cell>
          <table:table-cell office:value-type="float" office:value="-6.71" calcext:value-type="float">
            <text:p>-6.7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-2.95" calcext:value-type="float">
            <text:p>-2.95</text:p>
          </table:table-cell>
          <table:table-cell office:value-type="float" office:value="-6.71" calcext:value-type="float">
            <text:p>-6.7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-3.18" calcext:value-type="float">
            <text:p>-3.18</text:p>
          </table:table-cell>
          <table:table-cell office:value-type="float" office:value="-0.84" calcext:value-type="float">
            <text:p>-0.84</text:p>
          </table:table-cell>
          <table:table-cell office:value-type="float" office:value="9.2" calcext:value-type="float">
            <text:p>9.2</text:p>
          </table:table-cell>
          <table:table-cell table:number-columns-repeated="5"/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-3.26" calcext:value-type="float">
            <text:p>-3.26</text:p>
          </table:table-cell>
          <table:table-cell office:value-type="float" office:value="5.06" calcext:value-type="float">
            <text:p>5.0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0.11" calcext:value-type="float">
            <text:p>0.11</text:p>
          </table:table-cell>
          <table:table-cell office:value-type="float" office:value="5.59" calcext:value-type="float">
            <text:p>5.59</text:p>
          </table:table-cell>
          <table:table-cell office:value-type="float" office:value="9.2" calcext:value-type="float">
            <text:p>9.2</text:p>
          </table:table-cell>
          <table:table-cell table:number-columns-repeated="5"/>
        </table:table-row>
        <table:table-row table:style-name="ro1">
          <table:table-cell office:value-type="float" office:value="20.97" calcext:value-type="float">
            <text:p>20.97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6.05" calcext:value-type="float">
            <text:p>6.05</text:p>
          </table:table-cell>
          <table:table-cell office:value-type="float" office:value="1.49" calcext:value-type="float">
            <text:p>1.4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3.03" calcext:value-type="float">
            <text:p>3.03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.07" calcext:value-type="float">
            <text:p>2.07</text:p>
          </table:table-cell>
          <table:table-cell office:value-type="float" office:value="-2.91" calcext:value-type="float">
            <text:p>-2.91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-0.08" calcext:value-type="float">
            <text:p>-0.08</text:p>
          </table:table-cell>
          <table:table-cell office:value-type="float" office:value="-4.75" calcext:value-type="float">
            <text:p>-4.75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1.44" calcext:value-type="float">
            <text:p>21.44</text:p>
          </table:table-cell>
          <table:table-cell table:number-columns-repeated="2" office:value-type="float" office:value="-2.76" calcext:value-type="float">
            <text:p>-2.76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1.53" calcext:value-type="float">
            <text:p>21.53</text:p>
          </table:table-cell>
          <table:table-cell office:value-type="float" office:value="-3.03" calcext:value-type="float">
            <text:p>-3.03</text:p>
          </table:table-cell>
          <table:table-cell office:value-type="float" office:value="-0.15" calcext:value-type="float">
            <text:p>-0.1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-1.99" calcext:value-type="float">
            <text:p>-1.99</text:p>
          </table:table-cell>
          <table:table-cell office:value-type="float" office:value="4.56" calcext:value-type="float">
            <text:p>4.56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0.23" calcext:value-type="float">
            <text:p>0.23</text:p>
          </table:table-cell>
          <table:table-cell office:value-type="float" office:value="5.29" calcext:value-type="float">
            <text:p>5.29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3.68" calcext:value-type="float">
            <text:p>3.68</text:p>
          </table:table-cell>
          <table:table-cell office:value-type="float" office:value="4.6" calcext:value-type="float">
            <text:p>4.6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5.06" calcext:value-type="float">
            <text:p>5.06</text:p>
          </table:table-cell>
          <table:table-cell office:value-type="float" office:value="0.77" calcext:value-type="float">
            <text:p>0.7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" calcext:value-type="float">
            <text:p>3.1</text:p>
          </table:table-cell>
          <table:table-cell office:value-type="float" office:value="-2.3" calcext:value-type="float">
            <text:p>-2.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2.09" calcext:value-type="float">
            <text:p>22.09</text:p>
          </table:table-cell>
          <table:table-cell office:value-type="float" office:value="0.23" calcext:value-type="float">
            <text:p>0.23</text:p>
          </table:table-cell>
          <table:table-cell office:value-type="float" office:value="-4.22" calcext:value-type="float">
            <text:p>-4.22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2.18" calcext:value-type="float">
            <text:p>22.18</text:p>
          </table:table-cell>
          <table:table-cell office:value-type="float" office:value="-0.88" calcext:value-type="float">
            <text:p>-0.88</text:p>
          </table:table-cell>
          <table:table-cell office:value-type="float" office:value="-3.41" calcext:value-type="float">
            <text:p>-3.4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-3.14" calcext:value-type="float">
            <text:p>-3.14</text:p>
          </table:table-cell>
          <table:table-cell office:value-type="float" office:value="-1.38" calcext:value-type="float">
            <text:p>-1.3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-1.99" calcext:value-type="float">
            <text:p>-1.99</text:p>
          </table:table-cell>
          <table:table-cell office:value-type="float" office:value="0.5" calcext:value-type="float">
            <text:p>0.5</text:p>
          </table:table-cell>
          <table:table-cell office:value-type="float" office:value="9.73" calcext:value-type="float">
            <text:p>9.73</text:p>
          </table:table-cell>
          <table:table-cell table:number-columns-repeated="5"/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-1.84" calcext:value-type="float">
            <text:p>-1.84</text:p>
          </table:table-cell>
          <table:table-cell office:value-type="float" office:value="4.1" calcext:value-type="float">
            <text:p>4.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0.54" calcext:value-type="float">
            <text:p>0.54</text:p>
          </table:table-cell>
          <table:table-cell office:value-type="float" office:value="3.91" calcext:value-type="float">
            <text:p>3.9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2.15" calcext:value-type="float">
            <text:p>2.15</text:p>
          </table:table-cell>
          <table:table-cell office:value-type="float" office:value="2.95" calcext:value-type="float">
            <text:p>2.9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4.64" calcext:value-type="float">
            <text:p>4.64</text:p>
          </table:table-cell>
          <table:table-cell office:value-type="float" office:value="1.88" calcext:value-type="float">
            <text:p>1.8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5.33" calcext:value-type="float">
            <text:p>5.33</text:p>
          </table:table-cell>
          <table:table-cell office:value-type="float" office:value="-1.15" calcext:value-type="float">
            <text:p>-1.15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22.93" calcext:value-type="float">
            <text:p>22.93</text:p>
          </table:table-cell>
          <table:table-cell office:value-type="float" office:value="2.49" calcext:value-type="float">
            <text:p>2.49</text:p>
          </table:table-cell>
          <table:table-cell office:value-type="float" office:value="-4.71" calcext:value-type="float">
            <text:p>-4.7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0.23" calcext:value-type="float">
            <text:p>0.23</text:p>
          </table:table-cell>
          <table:table-cell office:value-type="float" office:value="-2.87" calcext:value-type="float">
            <text:p>-2.8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-2.15" calcext:value-type="float">
            <text:p>-2.15</text:p>
          </table:table-cell>
          <table:table-cell office:value-type="float" office:value="-2.11" calcext:value-type="float">
            <text:p>-2.11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23.21" calcext:value-type="float">
            <text:p>23.21</text:p>
          </table:table-cell>
          <table:table-cell office:value-type="float" office:value="-4.02" calcext:value-type="float">
            <text:p>-4.02</text:p>
          </table:table-cell>
          <table:table-cell office:value-type="float" office:value="0.38" calcext:value-type="float">
            <text:p>0.38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-3.22" calcext:value-type="float">
            <text:p>-3.22</text:p>
          </table:table-cell>
          <table:table-cell office:value-type="float" office:value="3.41" calcext:value-type="float">
            <text:p>3.4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0.19" calcext:value-type="float">
            <text:p>-0.19</text:p>
          </table:table-cell>
          <table:table-cell office:value-type="float" office:value="3.56" calcext:value-type="float">
            <text:p>3.5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1.19" calcext:value-type="float">
            <text:p>1.19</text:p>
          </table:table-cell>
          <table:table-cell office:value-type="float" office:value="2.64" calcext:value-type="float">
            <text:p>2.64</text:p>
          </table:table-cell>
          <table:table-cell office:value-type="float" office:value="9.16" calcext:value-type="float">
            <text:p>9.16</text:p>
          </table:table-cell>
          <table:table-cell table:number-columns-repeated="5"/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2.11" calcext:value-type="float">
            <text:p>2.11</text:p>
          </table:table-cell>
          <table:table-cell office:value-type="float" office:value="2.03" calcext:value-type="float">
            <text:p>2.03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2.53" calcext:value-type="float">
            <text:p>2.53</text:p>
          </table:table-cell>
          <table:table-cell office:value-type="float" office:value="1.3" calcext:value-type="float">
            <text:p>1.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1.95" calcext:value-type="float">
            <text:p>1.95</text:p>
          </table:table-cell>
          <table:table-cell office:value-type="float" office:value="1.38" calcext:value-type="float">
            <text:p>1.38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0.96" calcext:value-type="float">
            <text:p>0.96</text:p>
          </table:table-cell>
          <table:table-cell office:value-type="float" office:value="-1.19" calcext:value-type="float">
            <text:p>-1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8" calcext:value-type="float">
            <text:p>-0.8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-0.19" calcext:value-type="float">
            <text:p>-0.19</text:p>
          </table:table-cell>
          <table:table-cell office:value-type="float" office:value="-4.64" calcext:value-type="float">
            <text:p>-4.64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0.84" calcext:value-type="float">
            <text:p>0.84</text:p>
          </table:table-cell>
          <table:table-cell office:value-type="float" office:value="-4.87" calcext:value-type="float">
            <text:p>-4.87</text:p>
          </table:table-cell>
          <table:table-cell office:value-type="float" office:value="9.73" calcext:value-type="float">
            <text:p>9.73</text:p>
          </table:table-cell>
          <table:table-cell table:number-columns-repeated="5"/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0.42" calcext:value-type="float">
            <text:p>0.42</text:p>
          </table:table-cell>
          <table:table-cell office:value-type="float" office:value="0.92" calcext:value-type="float">
            <text:p>0.92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24.33" calcext:value-type="float">
            <text:p>24.33</text:p>
          </table:table-cell>
          <table:table-cell office:value-type="float" office:value="1.42" calcext:value-type="float">
            <text:p>1.42</text:p>
          </table:table-cell>
          <table:table-cell office:value-type="float" office:value="1.03" calcext:value-type="float">
            <text:p>1.0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4.43" calcext:value-type="float">
            <text:p>24.43</text:p>
          </table:table-cell>
          <table:table-cell office:value-type="float" office:value="2.22" calcext:value-type="float">
            <text:p>2.22</text:p>
          </table:table-cell>
          <table:table-cell office:value-type="float" office:value="2.11" calcext:value-type="float">
            <text:p>2.1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2.41" calcext:value-type="float">
            <text:p>2.41</text:p>
          </table:table-cell>
          <table:table-cell office:value-type="float" office:value="2.99" calcext:value-type="float">
            <text:p>2.9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4.61" calcext:value-type="float">
            <text:p>24.61</text:p>
          </table:table-cell>
          <table:table-cell office:value-type="float" office:value="0.19" calcext:value-type="float">
            <text:p>0.19</text:p>
          </table:table-cell>
          <table:table-cell office:value-type="float" office:value="3.14" calcext:value-type="float">
            <text:p>3.1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1.07" calcext:value-type="float">
            <text:p>1.07</text:p>
          </table:table-cell>
          <table:table-cell office:value-type="float" office:value="1.76" calcext:value-type="float">
            <text:p>1.76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4.89" calcext:value-type="float">
            <text:p>24.89</text:p>
          </table:table-cell>
          <table:table-cell office:value-type="float" office:value="-0.77" calcext:value-type="float">
            <text:p>-0.77</text:p>
          </table:table-cell>
          <table:table-cell office:value-type="float" office:value="0.15" calcext:value-type="float">
            <text:p>0.1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4.99" calcext:value-type="float">
            <text:p>24.99</text:p>
          </table:table-cell>
          <table:table-cell office:value-type="float" office:value="-4.14" calcext:value-type="float">
            <text:p>-4.14</text:p>
          </table:table-cell>
          <table:table-cell office:value-type="float" office:value="2.91" calcext:value-type="float">
            <text:p>2.9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-2.87" calcext:value-type="float">
            <text:p>-2.87</text:p>
          </table:table-cell>
          <table:table-cell office:value-type="float" office:value="-0.84" calcext:value-type="float">
            <text:p>-0.8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-1.38" calcext:value-type="float">
            <text:p>-1.38</text:p>
          </table:table-cell>
          <table:table-cell office:value-type="float" office:value="-2.91" calcext:value-type="float">
            <text:p>-2.9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-0.92" calcext:value-type="float">
            <text:p>-0.92</text:p>
          </table:table-cell>
          <table:table-cell office:value-type="float" office:value="-1.76" calcext:value-type="float">
            <text:p>-1.76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2.61" calcext:value-type="float">
            <text:p>2.61</text:p>
          </table:table-cell>
          <table:table-cell office:value-type="float" office:value="-1.72" calcext:value-type="float">
            <text:p>-1.7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6.13" calcext:value-type="float">
            <text:p>6.13</text:p>
          </table:table-cell>
          <table:table-cell office:value-type="float" office:value="0.31" calcext:value-type="float">
            <text:p>0.31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2.95" calcext:value-type="float">
            <text:p>2.95</text:p>
          </table:table-cell>
          <table:table-cell office:value-type="float" office:value="3.79" calcext:value-type="float">
            <text:p>3.7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0.84" calcext:value-type="float">
            <text:p>0.84</text:p>
          </table:table-cell>
          <table:table-cell office:value-type="float" office:value="3.87" calcext:value-type="float">
            <text:p>3.8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5.73" calcext:value-type="float">
            <text:p>25.73</text:p>
          </table:table-cell>
          <table:table-cell office:value-type="float" office:value="-1.34" calcext:value-type="float">
            <text:p>-1.34</text:p>
          </table:table-cell>
          <table:table-cell office:value-type="float" office:value="2.72" calcext:value-type="float">
            <text:p>2.72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5.83" calcext:value-type="float">
            <text:p>25.83</text:p>
          </table:table-cell>
          <table:table-cell office:value-type="float" office:value="-1.8" calcext:value-type="float">
            <text:p>-1.8</text:p>
          </table:table-cell>
          <table:table-cell office:value-type="float" office:value="1.8" calcext:value-type="float">
            <text:p>1.8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-2.03" calcext:value-type="float">
            <text:p>-2.03</text:p>
          </table:table-cell>
          <table:table-cell office:value-type="float" office:value="0.04" calcext:value-type="float">
            <text:p>0.0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6.01" calcext:value-type="float">
            <text:p>26.01</text:p>
          </table:table-cell>
          <table:table-cell office:value-type="float" office:value="-0.96" calcext:value-type="float">
            <text:p>-0.96</text:p>
          </table:table-cell>
          <table:table-cell office:value-type="float" office:value="-1.65" calcext:value-type="float">
            <text:p>-1.65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26.11" calcext:value-type="float">
            <text:p>26.11</text:p>
          </table:table-cell>
          <table:table-cell office:value-type="float" office:value="0.8" calcext:value-type="float">
            <text:p>0.8</text:p>
          </table:table-cell>
          <table:table-cell office:value-type="float" office:value="-2.11" calcext:value-type="float">
            <text:p>-2.1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.88" calcext:value-type="float">
            <text:p>1.88</text:p>
          </table:table-cell>
          <table:table-cell office:value-type="float" office:value="-1.42" calcext:value-type="float">
            <text:p>-1.42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6.29" calcext:value-type="float">
            <text:p>26.29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6.39" calcext:value-type="float">
            <text:p>26.39</text:p>
          </table:table-cell>
          <table:table-cell office:value-type="float" office:value="1.46" calcext:value-type="float">
            <text:p>1.46</text:p>
          </table:table-cell>
          <table:table-cell office:value-type="float" office:value="3.83" calcext:value-type="float">
            <text:p>3.8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-0.73" calcext:value-type="float">
            <text:p>-0.73</text:p>
          </table:table-cell>
          <table:table-cell office:value-type="float" office:value="2.45" calcext:value-type="float">
            <text:p>2.45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-2.03" calcext:value-type="float">
            <text:p>-2.03</text:p>
          </table:table-cell>
          <table:table-cell office:value-type="float" office:value="-0.15" calcext:value-type="float">
            <text:p>-0.15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-1.38" calcext:value-type="float">
            <text:p>-1.38</text:p>
          </table:table-cell>
          <table:table-cell office:value-type="float" office:value="-0.08" calcext:value-type="float">
            <text:p>-0.08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8" calcext:value-type="float">
            <text:p>-0.8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0.57" calcext:value-type="float">
            <text:p>0.57</text:p>
          </table:table-cell>
          <table:table-cell office:value-type="float" office:value="-0.23" calcext:value-type="float">
            <text:p>-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0.38" calcext:value-type="float">
            <text:p>0.38</text:p>
          </table:table-cell>
          <table:table-cell office:value-type="float" office:value="-0.15" calcext:value-type="float">
            <text:p>-0.1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 table:number-rows-repeated="1048286">
          <table:table-cell table:number-columns-repeated="9"/>
        </table:table-row>
        <table:table-row table:style-name="ro1">
          <table:table-cell/>
          <table:table-cell table:formula="of:=AVERAGE([.B1:.B1048575])" office:value-type="float" office:value="0.467335640138408" calcext:value-type="float">
            <text:p>0.4673356401</text:p>
          </table:table-cell>
          <table:table-cell/>
          <table:table-cell table:formula="of:=SUM([.D1:.D289])" office:value-type="float" office:value="2735.65" calcext:value-type="float">
            <text:p>2735.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4:55:10.124160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8:21:45.502678810</meta:creation-date>
    <dc:date>2017-01-30T16:28:33.967652938</dc:date>
    <meta:editing-duration>PT17H32M34S</meta:editing-duration>
    <meta:editing-cycles>3</meta:editing-cycles>
    <meta:generator>LibreOffice/5.1.4.2$Linux_X86_64 LibreOffice_project/f99d75f39f1c57ebdd7ffc5f42867c12031db97a</meta:generator>
    <meta:document-statistic meta:table-count="2" meta:cell-count="287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Bias Chang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4cm" svg:height="10.918cm" xlink:href=".." xlink:type="simple" chart:class="chart:scatter" chart:style-name="ch1">
        <chart:title svg:x="7.692cm" svg:y="0.354cm" chart:style-name="ch2">
          <text:p>X-Axis Acceleration</text:p>
        </chart:title>
        <chart:legend svg:x="2.033cm" svg:y="0.416cm" style:legend-expansion="custom" chartooo:width="2.616cm" chartooo:height="0.598cm" style:legend-expansion-aspect-ratio="4.37458193979933" chart:style-name="ch3"/>
        <chart:plot-area chart:style-name="ch4" table:cell-range-address="'Old Data'.A1:'Old Data'.B1000" chart:data-source-has-labels="row" svg:x="0.977cm" svg:y="1.151cm" svg:width="18.446cm" svg:height="8.623cm">
          <chartooo:coordinate-region svg:x="1.519cm" svg:y="1.35cm" svg:width="17.717cm" svg:height="8.2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Old Data'.B1:'Old Data'.B1000" chart:label-cell-address="'Old Data'.A1:'Old Data'.A1" chart:class="chart:scatter">
            <chart:domain table:cell-range-address="'Old Data'.A1:'Old Data'.A1000"/>
            <chart:regression-curve chart:style-name="ch8"/>
            <chart:regression-curve chart:style-name="ch9">
              <chart:equation chart:display-equation="true" chart:display-r-square="false" svg:x="13.144cm" svg:y="1.546cm"/>
            </chart:regression-curve>
            <chart:data-point chart:repeated="103"/>
            <chart:data-point chart:style-name="ch10"/>
            <chart:data-point chart:repeated="8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24</text:p>
                <draw:g>
                  <svg:desc>'Old Data'.A1:'Old Data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'Old Data'.A1:'Old Data'.A1000</svg:desc>
                </draw:g>
              </table:table-cell>
              <table:table-cell office:value-type="float" office:value="0.11">
                <text:p>0.11</text:p>
                <draw:g>
                  <svg:desc>'Old Data'.B1:'Old Data'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">
                <text:p>0.5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">
                <text:p>0.6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">
                <text:p>0.8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">
                <text:p>0.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">
                <text:p>1.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6">
                <text:p>1.2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6">
                <text:p>1.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5">
                <text:p>1.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4">
                <text:p>1.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3">
                <text:p>1.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">
                <text:p>1.7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">
                <text:p>1.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1">
                <text:p>1.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9">
                <text:p>2.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">
                <text:p>2.2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8">
                <text:p>2.3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7">
                <text:p>2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7">
                <text:p>2.57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6">
                <text:p>2.66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5">
                <text:p>2.75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5">
                <text:p>2.8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">
                <text:p>2.9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3">
                <text:p>3.0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">
                <text:p>3.1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2">
                <text:p>3.2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1">
                <text:p>3.3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1">
                <text:p>3.4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">
                <text:p>3.5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9">
                <text:p>3.59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9">
                <text:p>3.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8">
                <text:p>3.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7">
                <text:p>3.8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7">
                <text:p>3.9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6">
                <text:p>4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5">
                <text:p>4.15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5">
                <text:p>4.2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4">
                <text:p>4.3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3">
                <text:p>4.4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3">
                <text:p>4.5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2">
                <text:p>4.6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1">
                <text:p>4.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1">
                <text:p>4.8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">
                <text:p>4.9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9">
                <text:p>4.99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9">
                <text:p>5.09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8">
                <text:p>5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7">
                <text:p>5.2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7">
                <text:p>5.3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6">
                <text:p>5.46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5">
                <text:p>5.5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5">
                <text:p>5.6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4">
                <text:p>5.7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3">
                <text:p>5.83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3">
                <text:p>5.9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2">
                <text:p>6.0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1">
                <text:p>6.1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1">
                <text:p>6.2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">
                <text:p>6.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39">
                <text:p>6.3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9">
                <text:p>6.4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8">
                <text:p>6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7">
                <text:p>6.6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7">
                <text:p>6.77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6">
                <text:p>6.86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5">
                <text:p>6.9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5">
                <text:p>7.05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4">
                <text:p>7.14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23">
                <text:p>7.2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3">
                <text:p>7.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42">
                <text:p>7.4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51">
                <text:p>7.5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1">
                <text:p>7.6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">
                <text:p>7.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9">
                <text:p>7.7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9">
                <text:p>7.8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8">
                <text:p>7.9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7">
                <text:p>8.0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7">
                <text:p>8.17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26">
                <text:p>8.26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35">
                <text:p>8.35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45">
                <text:p>8.45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54">
                <text:p>8.5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4">
                <text:p>8.6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3">
                <text:p>8.7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82">
                <text:p>8.8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92">
                <text:p>8.92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01">
                <text:p>9.0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1">
                <text:p>9.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2">
                <text:p>9.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29">
                <text:p>9.2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38">
                <text:p>9.3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48">
                <text:p>9.48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7">
                <text:p>9.5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66">
                <text:p>9.6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76">
                <text:p>9.76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85">
                <text:p>9.85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94">
                <text:p>9.9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04">
                <text:p>10.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3">
                <text:p>10.13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2">
                <text:p>10.22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2">
                <text:p>10.32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41">
                <text:p>10.41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5">
                <text:p>10.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6">
                <text:p>10.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69">
                <text:p>10.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78">
                <text:p>10.7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88">
                <text:p>10.8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7">
                <text:p>10.9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06">
                <text:p>11.0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16">
                <text:p>11.1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5">
                <text:p>11.25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35">
                <text:p>11.35</text:p>
              </table:table-cell>
              <table:table-cell office:value-type="float" office:value="-5.29">
                <text:p>-5.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44">
                <text:p>11.44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53">
                <text:p>11.5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63">
                <text:p>11.6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72">
                <text:p>11.7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81">
                <text:p>11.8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91">
                <text:p>11.91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09">
                <text:p>12.0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19">
                <text:p>12.1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28">
                <text:p>12.28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37">
                <text:p>12.3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47">
                <text:p>12.47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56">
                <text:p>12.56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65">
                <text:p>12.65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5">
                <text:p>12.75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84">
                <text:p>12.84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93">
                <text:p>12.9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03">
                <text:p>13.0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2">
                <text:p>13.1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1">
                <text:p>13.21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1">
                <text:p>13.31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4">
                <text:p>13.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49">
                <text:p>13.4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59">
                <text:p>13.5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68">
                <text:p>13.68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77">
                <text:p>13.7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87">
                <text:p>13.8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96">
                <text:p>13.96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05">
                <text:p>14.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15">
                <text:p>14.15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24">
                <text:p>14.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33">
                <text:p>14.3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43">
                <text:p>14.4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52">
                <text:p>14.5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61">
                <text:p>14.6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71">
                <text:p>14.7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8">
                <text:p>14.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9">
                <text:p>14.9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99">
                <text:p>14.99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08">
                <text:p>15.0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18">
                <text:p>15.18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27">
                <text:p>15.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36">
                <text:p>15.36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46">
                <text:p>15.46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55">
                <text:p>15.55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64">
                <text:p>15.64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3">
                <text:p>15.7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3">
                <text:p>15.8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2">
                <text:p>15.9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2">
                <text:p>16.0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11">
                <text:p>16.1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2">
                <text:p>16.2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3">
                <text:p>16.3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9">
                <text:p>16.39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48">
                <text:p>16.4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58">
                <text:p>16.5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67">
                <text:p>16.67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76">
                <text:p>16.7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86">
                <text:p>16.8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95">
                <text:p>16.95</text:p>
              </table:table-cell>
              <table:table-cell office:value-type="float" office:value="-4.33">
                <text:p>-4.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04">
                <text:p>17.04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14">
                <text:p>17.1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3">
                <text:p>17.23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32">
                <text:p>17.32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2">
                <text:p>17.4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51">
                <text:p>17.5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6">
                <text:p>17.6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7">
                <text:p>17.7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9">
                <text:p>17.79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89">
                <text:p>17.8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98">
                <text:p>17.9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07">
                <text:p>18.0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17">
                <text:p>18.1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26">
                <text:p>18.2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5">
                <text:p>18.3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45">
                <text:p>18.4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54">
                <text:p>18.5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63">
                <text:p>18.6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73">
                <text:p>18.7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82">
                <text:p>18.8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91">
                <text:p>18.91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1">
                <text:p>19.1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19">
                <text:p>19.19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29">
                <text:p>19.29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38">
                <text:p>19.3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47">
                <text:p>19.47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57">
                <text:p>19.57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66">
                <text:p>19.6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75">
                <text:p>19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85">
                <text:p>19.85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94">
                <text:p>19.94</text:p>
              </table:table-cell>
              <table:table-cell office:value-type="float" office:value="-5.82">
                <text:p>-5.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03">
                <text:p>20.03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13">
                <text:p>20.1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22">
                <text:p>20.22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32">
                <text:p>20.3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41">
                <text:p>20.41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5">
                <text:p>20.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6">
                <text:p>20.6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69">
                <text:p>20.69</text:p>
              </table:table-cell>
              <table:table-cell office:value-type="float" office:value="-3.18">
                <text:p>-3.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78">
                <text:p>20.78</text:p>
              </table:table-cell>
              <table:table-cell office:value-type="float" office:value="-3.26">
                <text:p>-3.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88">
                <text:p>20.8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97">
                <text:p>20.9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06">
                <text:p>21.06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16">
                <text:p>21.1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25">
                <text:p>21.2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34">
                <text:p>21.3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44">
                <text:p>21.44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53">
                <text:p>21.53</text:p>
              </table:table-cell>
              <table:table-cell office:value-type="float" office:value="-3.03">
                <text:p>-3.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62">
                <text:p>21.62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72">
                <text:p>21.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81">
                <text:p>21.8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9">
                <text:p>21.9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09">
                <text:p>22.0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18">
                <text:p>22.18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28">
                <text:p>22.28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7">
                <text:p>22.37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46">
                <text:p>22.46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6">
                <text:p>22.5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65">
                <text:p>22.6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75">
                <text:p>22.7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84">
                <text:p>22.84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93">
                <text:p>22.93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02">
                <text:p>23.0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12">
                <text:p>23.12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21">
                <text:p>23.21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31">
                <text:p>23.31</text:p>
              </table:table-cell>
              <table:table-cell office:value-type="float" office:value="-3.22">
                <text:p>-3.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4">
                <text:p>23.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49">
                <text:p>23.4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58">
                <text:p>23.5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68">
                <text:p>23.68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77">
                <text:p>23.7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87">
                <text:p>23.8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96">
                <text:p>23.9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05">
                <text:p>24.05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15">
                <text:p>24.1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24">
                <text:p>24.2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33">
                <text:p>24.3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43">
                <text:p>24.4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52">
                <text:p>24.52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61">
                <text:p>24.6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71">
                <text:p>24.7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8">
                <text:p>24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89">
                <text:p>24.8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99">
                <text:p>24.99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08">
                <text:p>25.08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17">
                <text:p>25.17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27">
                <text:p>25.27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36">
                <text:p>25.3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45">
                <text:p>25.45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55">
                <text:p>25.5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64">
                <text:p>25.6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73">
                <text:p>25.73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83">
                <text:p>25.83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2">
                <text:p>25.92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01">
                <text:p>26.0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11">
                <text:p>26.1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2">
                <text:p>26.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29">
                <text:p>26.29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39">
                <text:p>26.39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48">
                <text:p>26.48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57">
                <text:p>26.57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67">
                <text:p>26.67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76">
                <text:p>26.7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86">
                <text:p>26.8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95">
                <text:p>26.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Bias Change(I guess?)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17cm" svg:height="10.785cm" xlink:href=".." xlink:type="simple" chart:class="chart:scatter" chart:style-name="ch1">
        <chart:title svg:x="7.457cm" svg:y="0.351cm" chart:style-name="ch2">
          <text:p>Y-Axis Acceleration</text:p>
        </chart:title>
        <chart:legend svg:x="3.002cm" svg:y="0.369cm" style:legend-expansion="custom" chartooo:width="2.404cm" chartooo:height="0.715cm" style:legend-expansion-aspect-ratio="3.36223776223776" chart:style-name="ch3"/>
        <chart:plot-area chart:style-name="ch4" table:cell-range-address="'Old Data'.A1:'Old Data'.A1000 'Old Data'.C1:'Old Data'.C1000" chart:data-source-has-labels="row" svg:x="0.378cm" svg:y="1.345cm" svg:width="18.161cm" svg:height="9.225cm">
          <chartooo:coordinate-region svg:x="1.105cm" svg:y="1.544cm" svg:width="17.247cm" svg:height="8.8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Old Data'.C1:'Old Data'.C1000" chart:label-cell-address="'Old Data'.A1:'Old Data'.A1" chart:class="chart:scatter">
            <chart:domain table:cell-range-address="'Old Data'.A1:'Old Data'.A1000"/>
            <chart:regression-curve chart:style-name="ch8"/>
            <chart:regression-curve chart:style-name="ch9">
              <chart:equation chart:display-equation="true" chart:display-r-square="false" svg:x="11.581cm" svg:y="0.801cm"/>
            </chart:regression-curve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24</text:p>
                <draw:g>
                  <svg:desc>'Old Data'.A1:'Old Data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'Old Data'.A1:'Old Data'.A1000</svg:desc>
                </draw:g>
              </table:table-cell>
              <table:table-cell office:value-type="float" office:value="0.5">
                <text:p>0.5</text:p>
                <draw:g>
                  <svg:desc>'Old Data'.C1:'Old Data'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">
                <text:p>0.5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">
                <text:p>0.6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">
                <text:p>0.9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">
                <text:p>1.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6">
                <text:p>1.2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6">
                <text:p>1.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5">
                <text:p>1.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4">
                <text:p>1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3">
                <text:p>1.6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">
                <text:p>1.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">
                <text:p>1.8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1">
                <text:p>1.9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9">
                <text:p>2.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">
                <text:p>2.29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8">
                <text:p>2.3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7">
                <text:p>2.4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7">
                <text:p>2.5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6">
                <text:p>2.6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5">
                <text:p>2.7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5">
                <text:p>2.8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">
                <text:p>2.94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3">
                <text:p>3.03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">
                <text:p>3.1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2">
                <text:p>3.2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1">
                <text:p>3.3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1">
                <text:p>3.41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">
                <text:p>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9">
                <text:p>3.59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9">
                <text:p>3.6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8">
                <text:p>3.78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7">
                <text:p>3.87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7">
                <text:p>3.9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6">
                <text:p>4.0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5">
                <text:p>4.1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5">
                <text:p>4.2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3">
                <text:p>4.4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3">
                <text:p>4.5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2">
                <text:p>4.6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1">
                <text:p>4.7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1">
                <text:p>4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">
                <text:p>4.9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9">
                <text:p>4.99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9">
                <text:p>5.0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8">
                <text:p>5.18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7">
                <text:p>5.2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7">
                <text:p>5.3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6">
                <text:p>5.46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5">
                <text:p>5.5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5">
                <text:p>5.65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4">
                <text:p>5.74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3">
                <text:p>5.83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3">
                <text:p>5.93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2">
                <text:p>6.02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1">
                <text:p>6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1">
                <text:p>6.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">
                <text:p>6.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39">
                <text:p>6.39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9">
                <text:p>6.4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8">
                <text:p>6.58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7">
                <text:p>6.6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7">
                <text:p>6.7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6">
                <text:p>6.8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5">
                <text:p>6.9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5">
                <text:p>7.0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4">
                <text:p>7.14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23">
                <text:p>7.2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3">
                <text:p>7.33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42">
                <text:p>7.42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51">
                <text:p>7.5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1">
                <text:p>7.61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">
                <text:p>7.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9">
                <text:p>7.7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9">
                <text:p>7.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8">
                <text:p>7.9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7">
                <text:p>8.0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7">
                <text:p>8.1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26">
                <text:p>8.2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35">
                <text:p>8.3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45">
                <text:p>8.45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54">
                <text:p>8.5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4">
                <text:p>8.64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3">
                <text:p>8.73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82">
                <text:p>8.82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92">
                <text:p>8.9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01">
                <text:p>9.0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1">
                <text:p>9.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2">
                <text:p>9.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29">
                <text:p>9.2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38">
                <text:p>9.3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48">
                <text:p>9.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7">
                <text:p>9.5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66">
                <text:p>9.66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76">
                <text:p>9.7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85">
                <text:p>9.85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94">
                <text:p>9.94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04">
                <text:p>10.04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3">
                <text:p>10.1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2">
                <text:p>10.2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2">
                <text:p>10.32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41">
                <text:p>10.41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5">
                <text:p>10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6">
                <text:p>10.6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69">
                <text:p>10.69</text:p>
              </table:table-cell>
              <table:table-cell office:value-type="float" office:value="-6.82">
                <text:p>-6.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78">
                <text:p>10.78</text:p>
              </table:table-cell>
              <table:table-cell office:value-type="float" office:value="-6.09">
                <text:p>-6.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88">
                <text:p>10.8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7">
                <text:p>10.9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06">
                <text:p>11.0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16">
                <text:p>11.16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5">
                <text:p>11.2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35">
                <text:p>11.3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44">
                <text:p>11.4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53">
                <text:p>11.5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63">
                <text:p>11.6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72">
                <text:p>11.7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81">
                <text:p>11.8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91">
                <text:p>11.91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09">
                <text:p>12.09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19">
                <text:p>12.19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28">
                <text:p>12.2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37">
                <text:p>12.37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47">
                <text:p>12.4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56">
                <text:p>12.5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65">
                <text:p>12.65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5">
                <text:p>12.75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84">
                <text:p>12.84</text:p>
              </table:table-cell>
              <table:table-cell office:value-type="float" office:value="-3.83">
                <text:p>-3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93">
                <text:p>12.93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03">
                <text:p>13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2">
                <text:p>13.1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1">
                <text:p>13.2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1">
                <text:p>13.31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4">
                <text:p>13.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49">
                <text:p>13.49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59">
                <text:p>13.59</text:p>
              </table:table-cell>
              <table:table-cell office:value-type="float" office:value="-8.51">
                <text:p>-8.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68">
                <text:p>13.68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77">
                <text:p>13.7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87">
                <text:p>13.8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96">
                <text:p>13.96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05">
                <text:p>14.0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15">
                <text:p>14.1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24">
                <text:p>14.2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33">
                <text:p>14.33</text:p>
              </table:table-cell>
              <table:table-cell office:value-type="float" office:value="-4.48">
                <text:p>-4.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43">
                <text:p>14.43</text:p>
              </table:table-cell>
              <table:table-cell office:value-type="float" office:value="-4.52">
                <text:p>-4.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52">
                <text:p>14.52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61">
                <text:p>14.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71">
                <text:p>14.7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8">
                <text:p>14.8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9">
                <text:p>14.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99">
                <text:p>14.99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08">
                <text:p>15.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18">
                <text:p>15.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27">
                <text:p>15.2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36">
                <text:p>15.3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46">
                <text:p>15.4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55">
                <text:p>15.55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64">
                <text:p>15.64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3">
                <text:p>15.73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3">
                <text:p>15.8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2">
                <text:p>15.92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2">
                <text:p>16.0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11">
                <text:p>16.1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2">
                <text:p>16.2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3">
                <text:p>16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9">
                <text:p>16.39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48">
                <text:p>16.48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58">
                <text:p>16.58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67">
                <text:p>16.67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76">
                <text:p>16.76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86">
                <text:p>16.8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95">
                <text:p>16.9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04">
                <text:p>17.04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14">
                <text:p>17.14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3">
                <text:p>17.23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32">
                <text:p>17.3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2">
                <text:p>17.42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51">
                <text:p>17.5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6">
                <text:p>17.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7">
                <text:p>17.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9">
                <text:p>17.79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89">
                <text:p>17.89</text:p>
              </table:table-cell>
              <table:table-cell office:value-type="float" office:value="-7.63">
                <text:p>-7.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98">
                <text:p>17.98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07">
                <text:p>18.0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17">
                <text:p>18.17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26">
                <text:p>18.26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5">
                <text:p>18.3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45">
                <text:p>18.45</text:p>
              </table:table-cell>
              <table:table-cell office:value-type="float" office:value="-7.74">
                <text:p>-7.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54">
                <text:p>18.54</text:p>
              </table:table-cell>
              <table:table-cell office:value-type="float" office:value="-6.59">
                <text:p>-6.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63">
                <text:p>18.63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73">
                <text:p>18.7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82">
                <text:p>18.8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91">
                <text:p>18.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1">
                <text:p>19.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19">
                <text:p>19.1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29">
                <text:p>19.29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38">
                <text:p>19.3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47">
                <text:p>19.4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57">
                <text:p>19.57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66">
                <text:p>19.66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75">
                <text:p>19.75</text:p>
              </table:table-cell>
              <table:table-cell office:value-type="float" office:value="-6.67">
                <text:p>-6.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85">
                <text:p>19.85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94">
                <text:p>19.94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03">
                <text:p>20.03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13">
                <text:p>20.1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22">
                <text:p>20.2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32">
                <text:p>20.3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41">
                <text:p>20.41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5">
                <text:p>20.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6">
                <text:p>20.6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69">
                <text:p>20.69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78">
                <text:p>20.78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88">
                <text:p>20.88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97">
                <text:p>20.9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06">
                <text:p>21.0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16">
                <text:p>21.1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25">
                <text:p>21.25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34">
                <text:p>21.34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44">
                <text:p>21.44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53">
                <text:p>21.5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62">
                <text:p>21.62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72">
                <text:p>21.72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81">
                <text:p>21.8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9">
                <text:p>21.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09">
                <text:p>22.09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18">
                <text:p>22.18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28">
                <text:p>22.28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7">
                <text:p>22.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46">
                <text:p>22.4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6">
                <text:p>22.5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65">
                <text:p>22.6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75">
                <text:p>22.75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84">
                <text:p>22.84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93">
                <text:p>22.93</text:p>
              </table:table-cell>
              <table:table-cell office:value-type="float" office:value="-4.71">
                <text:p>-4.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02">
                <text:p>23.02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12">
                <text:p>23.12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21">
                <text:p>23.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31">
                <text:p>23.3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4">
                <text:p>23.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49">
                <text:p>23.49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58">
                <text:p>23.5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68">
                <text:p>23.6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77">
                <text:p>23.7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87">
                <text:p>23.87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96">
                <text:p>23.9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05">
                <text:p>24.05</text:p>
              </table:table-cell>
              <table:table-cell office:value-type="float" office:value="-4.64">
                <text:p>-4.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15">
                <text:p>24.15</text:p>
              </table:table-cell>
              <table:table-cell office:value-type="float" office:value="-4.87">
                <text:p>-4.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24">
                <text:p>24.2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33">
                <text:p>24.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43">
                <text:p>24.4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52">
                <text:p>24.5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61">
                <text:p>24.6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71">
                <text:p>24.7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8">
                <text:p>24.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89">
                <text:p>24.8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99">
                <text:p>24.9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08">
                <text:p>25.08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17">
                <text:p>25.17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27">
                <text:p>25.27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36">
                <text:p>25.36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45">
                <text:p>25.4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55">
                <text:p>25.5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64">
                <text:p>25.6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73">
                <text:p>25.73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83">
                <text:p>25.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2">
                <text:p>25.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01">
                <text:p>26.0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11">
                <text:p>26.11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2">
                <text:p>26.2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29">
                <text:p>26.2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39">
                <text:p>26.39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48">
                <text:p>26.4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57">
                <text:p>26.57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67">
                <text:p>26.6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76">
                <text:p>26.7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86">
                <text:p>26.86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95">
                <text:p>26.9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81cm" svg:height="8.71cm" xlink:href=".." xlink:type="simple" chart:class="chart:scatter" chart:style-name="ch1">
        <chart:title svg:x="10.874cm" svg:y="0.31cm" chart:style-name="ch2">
          <text:p>Acceleration in Z-Axis</text:p>
        </chart:title>
        <chart:legend svg:x="22.011cm" svg:y="0cm" style:legend-expansion="custom" chartooo:width="3.383cm" chartooo:height="0.578cm" style:legend-expansion-aspect-ratio="5.85294117647059" chart:style-name="ch3"/>
        <chart:plot-area chart:style-name="ch4" table:cell-range-address="'Old Data'.A1:'Old Data'.A1000 'Old Data'.D1:'Old Data'.D1000" chart:data-source-has-labels="row" svg:x="0.525cm" svg:y="1.263cm" svg:width="25.231cm" svg:height="7.273cm">
          <chartooo:coordinate-region svg:x="1.252cm" svg:y="1.462cm" svg:width="24.317cm" svg:height="6.4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Old Data'.D1:'Old Data'.D1000" chart:label-cell-address="'Old Data'.A1:'Old Data'.A1" chart:class="chart:scatter">
            <chart:domain table:cell-range-address="'Old Data'.A1:'Old Data'.A1000"/>
            <chart:regression-curve chart:style-name="ch8">
              <chart:equation chart:display-equation="true" chart:display-r-square="false" svg:x="14.012cm" svg:y="0.883cm"/>
            </chart:regression-curve>
            <chart:data-point chart:repeated="203"/>
            <chart:data-point chart:style-name="ch9"/>
            <chart:data-point chart:repeated="7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24</text:p>
                <draw:g>
                  <svg:desc>'Old Data'.A1:'Old Data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'Old Data'.A1:'Old Data'.A1000</svg:desc>
                </draw:g>
              </table:table-cell>
              <table:table-cell office:value-type="float" office:value="9.47">
                <text:p>9.47</text:p>
                <draw:g>
                  <svg:desc>'Old Data'.D1:'Old Data'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">
                <text:p>0.52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">
                <text:p>0.6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">
                <text:p>0.8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">
                <text:p>0.9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">
                <text:p>1.1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6">
                <text:p>1.26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6">
                <text:p>1.3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5">
                <text:p>1.4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4">
                <text:p>1.5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3">
                <text:p>1.6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">
                <text:p>1.7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">
                <text:p>1.8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1">
                <text:p>1.9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9">
                <text:p>2.1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">
                <text:p>2.2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8">
                <text:p>2.3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7">
                <text:p>2.4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7">
                <text:p>2.5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6">
                <text:p>2.6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5">
                <text:p>2.7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5">
                <text:p>2.8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">
                <text:p>2.9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3">
                <text:p>3.0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">
                <text:p>3.1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2">
                <text:p>3.2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1">
                <text:p>3.31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1">
                <text:p>3.41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">
                <text:p>3.5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9">
                <text:p>3.5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9">
                <text:p>3.6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8">
                <text:p>3.7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7">
                <text:p>3.8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7">
                <text:p>3.9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6">
                <text:p>4.0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5">
                <text:p>4.1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5">
                <text:p>4.2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4">
                <text:p>4.34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3">
                <text:p>4.4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3">
                <text:p>4.5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2">
                <text:p>4.62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1">
                <text:p>4.7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1">
                <text:p>4.8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">
                <text:p>4.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9">
                <text:p>4.9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9">
                <text:p>5.0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8">
                <text:p>5.18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7">
                <text:p>5.2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7">
                <text:p>5.3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6">
                <text:p>5.4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5">
                <text:p>5.55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5">
                <text:p>5.6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4">
                <text:p>5.7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3">
                <text:p>5.8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3">
                <text:p>5.9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2">
                <text:p>6.0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1">
                <text:p>6.1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1">
                <text:p>6.21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">
                <text:p>6.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39">
                <text:p>6.3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9">
                <text:p>6.4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8">
                <text:p>6.5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7">
                <text:p>6.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7">
                <text:p>6.7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6">
                <text:p>6.8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5">
                <text:p>6.9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5">
                <text:p>7.0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4">
                <text:p>7.1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23">
                <text:p>7.23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3">
                <text:p>7.3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42">
                <text:p>7.4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51">
                <text:p>7.5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1">
                <text:p>7.6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">
                <text:p>7.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9">
                <text:p>7.7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9">
                <text:p>7.8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8">
                <text:p>7.98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7">
                <text:p>8.0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7">
                <text:p>8.17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26">
                <text:p>8.2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35">
                <text:p>8.3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45">
                <text:p>8.4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54">
                <text:p>8.54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4">
                <text:p>8.6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3">
                <text:p>8.7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82">
                <text:p>8.8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92">
                <text:p>8.92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01">
                <text:p>9.0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1">
                <text:p>9.1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2">
                <text:p>9.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29">
                <text:p>9.2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38">
                <text:p>9.3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48">
                <text:p>9.4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7">
                <text:p>9.57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66">
                <text:p>9.66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76">
                <text:p>9.7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85">
                <text:p>9.8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94">
                <text:p>9.9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04">
                <text:p>10.0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3">
                <text:p>10.1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2">
                <text:p>10.22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2">
                <text:p>10.32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41">
                <text:p>10.4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5">
                <text:p>10.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6">
                <text:p>10.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69">
                <text:p>10.6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78">
                <text:p>10.7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88">
                <text:p>10.88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7">
                <text:p>10.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06">
                <text:p>11.0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16">
                <text:p>11.16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5">
                <text:p>11.2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35">
                <text:p>11.3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44">
                <text:p>11.4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53">
                <text:p>11.5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63">
                <text:p>11.6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72">
                <text:p>11.7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81">
                <text:p>11.8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91">
                <text:p>11.91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09">
                <text:p>12.0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19">
                <text:p>12.1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28">
                <text:p>12.2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37">
                <text:p>12.3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47">
                <text:p>12.47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56">
                <text:p>12.56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65">
                <text:p>12.6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5">
                <text:p>12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84">
                <text:p>12.84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93">
                <text:p>12.9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03">
                <text:p>13.0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2">
                <text:p>13.1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1">
                <text:p>13.2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1">
                <text:p>13.3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4">
                <text:p>13.4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49">
                <text:p>13.4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59">
                <text:p>13.5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68">
                <text:p>13.6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77">
                <text:p>13.77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87">
                <text:p>13.8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96">
                <text:p>13.9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05">
                <text:p>14.05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15">
                <text:p>14.1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24">
                <text:p>14.24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33">
                <text:p>14.33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43">
                <text:p>14.43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52">
                <text:p>14.5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61">
                <text:p>14.61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71">
                <text:p>14.7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8">
                <text:p>14.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9">
                <text:p>14.9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99">
                <text:p>14.9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08">
                <text:p>15.0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18">
                <text:p>15.1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27">
                <text:p>15.2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36">
                <text:p>15.3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46">
                <text:p>15.46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55">
                <text:p>15.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64">
                <text:p>15.6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3">
                <text:p>15.7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3">
                <text:p>15.8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2">
                <text:p>15.9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2">
                <text:p>16.0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11">
                <text:p>16.1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2">
                <text:p>16.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3">
                <text:p>16.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9">
                <text:p>16.3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48">
                <text:p>16.4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58">
                <text:p>16.58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67">
                <text:p>16.6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76">
                <text:p>16.76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86">
                <text:p>16.8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95">
                <text:p>16.9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04">
                <text:p>17.0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14">
                <text:p>17.14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3">
                <text:p>17.2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32">
                <text:p>17.3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2">
                <text:p>17.42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51">
                <text:p>17.51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6">
                <text:p>17.6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7">
                <text:p>17.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9">
                <text:p>17.7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89">
                <text:p>17.8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98">
                <text:p>17.9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07">
                <text:p>18.07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17">
                <text:p>18.1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26">
                <text:p>18.2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5">
                <text:p>18.3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45">
                <text:p>18.4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54">
                <text:p>18.5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63">
                <text:p>18.6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73">
                <text:p>18.7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82">
                <text:p>18.82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91">
                <text:p>18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1">
                <text:p>19.1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19">
                <text:p>19.1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29">
                <text:p>19.2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38">
                <text:p>19.3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47">
                <text:p>19.4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57">
                <text:p>19.5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66">
                <text:p>19.6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75">
                <text:p>19.75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85">
                <text:p>19.8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94">
                <text:p>19.9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03">
                <text:p>20.0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13">
                <text:p>20.1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22">
                <text:p>20.22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32">
                <text:p>20.3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41">
                <text:p>20.4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5">
                <text:p>20.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6">
                <text:p>20.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69">
                <text:p>20.6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78">
                <text:p>20.7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88">
                <text:p>20.8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97">
                <text:p>20.9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06">
                <text:p>21.06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16">
                <text:p>21.1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25">
                <text:p>21.25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34">
                <text:p>21.3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44">
                <text:p>21.4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53">
                <text:p>21.5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62">
                <text:p>21.6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72">
                <text:p>21.7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81">
                <text:p>21.8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9">
                <text:p>21.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09">
                <text:p>22.0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18">
                <text:p>22.1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28">
                <text:p>22.2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7">
                <text:p>22.37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46">
                <text:p>22.4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6">
                <text:p>22.5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65">
                <text:p>22.6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75">
                <text:p>22.7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84">
                <text:p>22.84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93">
                <text:p>22.9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02">
                <text:p>23.0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12">
                <text:p>23.12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21">
                <text:p>23.2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31">
                <text:p>23.3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4">
                <text:p>23.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49">
                <text:p>23.49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58">
                <text:p>23.58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68">
                <text:p>23.6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77">
                <text:p>23.77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87">
                <text:p>23.8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96">
                <text:p>23.9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05">
                <text:p>24.0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15">
                <text:p>24.15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24">
                <text:p>24.24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33">
                <text:p>24.3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43">
                <text:p>24.4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52">
                <text:p>24.5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61">
                <text:p>24.6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71">
                <text:p>24.7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8">
                <text:p>24.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89">
                <text:p>24.8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99">
                <text:p>24.9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08">
                <text:p>25.0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17">
                <text:p>25.1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27">
                <text:p>25.27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36">
                <text:p>25.36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45">
                <text:p>25.45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55">
                <text:p>25.5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64">
                <text:p>25.6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73">
                <text:p>25.7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83">
                <text:p>25.8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2">
                <text:p>25.9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01">
                <text:p>26.01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11">
                <text:p>26.1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2">
                <text:p>26.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29">
                <text:p>26.2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39">
                <text:p>26.3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48">
                <text:p>26.4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57">
                <text:p>26.5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67">
                <text:p>26.6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76">
                <text:p>26.7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86">
                <text:p>26.8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95">
                <text:p>26.9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Bias Chang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4cm" svg:height="10.918cm" xlink:href=".." xlink:type="simple" chart:class="chart:scatter" chart:style-name="ch1">
        <chart:title svg:x="7.692cm" svg:y="0.354cm" chart:style-name="ch2">
          <text:p>X-Axis Acceleration</text:p>
        </chart:title>
        <chart:legend svg:x="2.033cm" svg:y="0.416cm" style:legend-expansion="custom" chartooo:width="2.616cm" chartooo:height="0.598cm" style:legend-expansion-aspect-ratio="4.37458193979933" chart:style-name="ch3"/>
        <chart:plot-area chart:style-name="ch4" table:cell-range-address="'Acceleration Raw'.A1:'Acceleration Raw'.B1000" chart:data-source-has-labels="row" svg:x="0.607cm" svg:y="1.151cm" svg:width="18.816cm" svg:height="9.071cm">
          <chartooo:coordinate-region svg:x="1.519cm" svg:y="1.35cm" svg:width="17.717cm" svg:height="8.2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Acceleration Raw'.B1:'Acceleration Raw'.B1000" chart:label-cell-address="'Acceleration Raw'.A1:'Acceleration Raw'.A1" chart:class="chart:scatter">
            <chart:domain table:cell-range-address="'Acceleration Raw'.A1:'Acceleration Raw'.A1000"/>
            <chart:regression-curve chart:style-name="ch8"/>
            <chart:regression-curve chart:style-name="ch9">
              <chart:equation chart:display-equation="true" chart:display-r-square="false" svg:x="13.144cm" svg:y="1.546cm"/>
            </chart:regression-curve>
            <chart:data-point chart:repeated="103"/>
            <chart:data-point chart:style-name="ch10"/>
            <chart:data-point chart:repeated="8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.87</text:p>
                <draw:g>
                  <svg:desc>'Acceleration Raw'.A1:'Acceleration Raw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7">
                <text:p>3.87</text:p>
                <draw:g>
                  <svg:desc>'Acceleration Raw'.A1:'Acceleration Raw'.A1000</svg:desc>
                </draw:g>
              </table:table-cell>
              <table:table-cell office:value-type="float" office:value="0.23">
                <text:p>0.23</text:p>
                <draw:g>
                  <svg:desc>'Acceleration Raw'.B1:'Acceleration Raw'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6">
                <text:p>3.9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5">
                <text:p>4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3">
                <text:p>4.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2">
                <text:p>4.2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1">
                <text:p>4.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8">
                <text:p>4.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7">
                <text:p>4.5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6">
                <text:p>4.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4">
                <text:p>4.7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3">
                <text:p>4.8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2">
                <text:p>4.9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1">
                <text:p>5.0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9">
                <text:p>5.0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8">
                <text:p>5.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7">
                <text:p>5.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35">
                <text:p>5.3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4">
                <text:p>5.4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3">
                <text:p>5.5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62">
                <text:p>5.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">
                <text:p>5.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9">
                <text:p>5.7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88">
                <text:p>5.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6">
                <text:p>5.9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5">
                <text:p>6.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14">
                <text:p>6.1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23">
                <text:p>6.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31">
                <text:p>6.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">
                <text:p>6.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49">
                <text:p>6.4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7">
                <text:p>6.5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6">
                <text:p>6.6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5">
                <text:p>6.7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4">
                <text:p>6.8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92">
                <text:p>6.9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1">
                <text:p>7.0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8">
                <text:p>7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27">
                <text:p>7.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6">
                <text:p>7.3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5">
                <text:p>7.4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53">
                <text:p>7.5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62">
                <text:p>7.6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71">
                <text:p>7.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79">
                <text:p>7.7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88">
                <text:p>7.8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97">
                <text:p>7.9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06">
                <text:p>8.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4">
                <text:p>8.1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23">
                <text:p>8.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">
                <text:p>8.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9">
                <text:p>8.4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58">
                <text:p>8.5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66">
                <text:p>8.6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75">
                <text:p>8.7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84">
                <text:p>8.8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92">
                <text:p>8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1">
                <text:p>9.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1">
                <text:p>9.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19">
                <text:p>9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27">
                <text:p>9.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36">
                <text:p>9.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5">
                <text:p>9.4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53">
                <text:p>9.5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62">
                <text:p>9.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71">
                <text:p>9.7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79">
                <text:p>9.7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88">
                <text:p>9.8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97">
                <text:p>9.9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06">
                <text:p>10.0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14">
                <text:p>10.1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23">
                <text:p>10.2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32">
                <text:p>10.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4">
                <text:p>10.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49">
                <text:p>10.4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58">
                <text:p>10.5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67">
                <text:p>10.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75">
                <text:p>10.7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84">
                <text:p>10.8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93">
                <text:p>10.9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01">
                <text:p>11.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1">
                <text:p>11.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19">
                <text:p>11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27">
                <text:p>11.2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36">
                <text:p>11.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45">
                <text:p>11.4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54">
                <text:p>11.5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62">
                <text:p>11.6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71">
                <text:p>11.7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8">
                <text:p>11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88">
                <text:p>11.8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97">
                <text:p>11.9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06">
                <text:p>12.0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14">
                <text:p>12.1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23">
                <text:p>12.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32">
                <text:p>12.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4">
                <text:p>12.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49">
                <text:p>12.4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58">
                <text:p>12.5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7">
                <text:p>12.6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5">
                <text:p>12.7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4">
                <text:p>12.8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93">
                <text:p>12.9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01">
                <text:p>13.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1">
                <text:p>13.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19">
                <text:p>13.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28">
                <text:p>13.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36">
                <text:p>13.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45">
                <text:p>13.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54">
                <text:p>13.5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62">
                <text:p>13.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71">
                <text:p>13.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">
                <text:p>13.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88">
                <text:p>13.8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97">
                <text:p>13.9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06">
                <text:p>14.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15">
                <text:p>14.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23">
                <text:p>14.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32">
                <text:p>14.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41">
                <text:p>14.4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49">
                <text:p>14.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58">
                <text:p>14.5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67">
                <text:p>14.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5">
                <text:p>14.7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84">
                <text:p>14.8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93">
                <text:p>14.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02">
                <text:p>15.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1">
                <text:p>15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19">
                <text:p>15.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28">
                <text:p>15.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36">
                <text:p>15.3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45">
                <text:p>15.4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54">
                <text:p>15.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62">
                <text:p>15.6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.71">
                <text:p>15.7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.8">
                <text:p>15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89">
                <text:p>15.8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97">
                <text:p>15.9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06">
                <text:p>16.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15">
                <text:p>16.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23">
                <text:p>16.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32">
                <text:p>16.3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41">
                <text:p>16.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49">
                <text:p>16.4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58">
                <text:p>16.5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67">
                <text:p>16.6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76">
                <text:p>16.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84">
                <text:p>16.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93">
                <text:p>16.9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02">
                <text:p>17.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1">
                <text:p>17.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19">
                <text:p>17.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28">
                <text:p>17.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36">
                <text:p>17.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45">
                <text:p>17.4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54">
                <text:p>17.5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63">
                <text:p>17.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71">
                <text:p>17.7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8">
                <text:p>17.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89">
                <text:p>17.8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97">
                <text:p>17.9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.06">
                <text:p>18.0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15">
                <text:p>18.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24">
                <text:p>18.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32">
                <text:p>18.3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41">
                <text:p>18.4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5">
                <text:p>18.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58">
                <text:p>18.5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67">
                <text:p>18.6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76">
                <text:p>18.7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85">
                <text:p>18.8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93">
                <text:p>18.9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.02">
                <text:p>19.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.11">
                <text:p>19.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19">
                <text:p>19.1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28">
                <text:p>19.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37">
                <text:p>19.3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.45">
                <text:p>19.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.54">
                <text:p>19.5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63">
                <text:p>19.6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72">
                <text:p>19.7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8">
                <text:p>19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89">
                <text:p>19.8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98">
                <text:p>19.9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06">
                <text:p>20.0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.15">
                <text:p>20.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.24">
                <text:p>20.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.32">
                <text:p>20.3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.41">
                <text:p>20.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5">
                <text:p>20.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58">
                <text:p>20.5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67">
                <text:p>20.6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76">
                <text:p>20.7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85">
                <text:p>20.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93">
                <text:p>20.9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02">
                <text:p>21.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11">
                <text:p>21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19">
                <text:p>21.1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28">
                <text:p>21.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37">
                <text:p>21.3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45">
                <text:p>21.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4">
                <text:p>21.5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63">
                <text:p>21.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71">
                <text:p>21.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8">
                <text:p>21.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89">
                <text:p>21.8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98">
                <text:p>21.9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06">
                <text:p>22.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15">
                <text:p>22.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24">
                <text:p>22.2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33">
                <text:p>22.3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41">
                <text:p>22.4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5">
                <text:p>22.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59">
                <text:p>22.5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67">
                <text:p>22.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76">
                <text:p>22.7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85">
                <text:p>22.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93">
                <text:p>22.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02">
                <text:p>23.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11">
                <text:p>23.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2">
                <text:p>23.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28">
                <text:p>23.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37">
                <text:p>23.3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46">
                <text:p>23.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54">
                <text:p>23.5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63">
                <text:p>23.6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72">
                <text:p>23.7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8">
                <text:p>23.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89">
                <text:p>23.8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98">
                <text:p>23.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06">
                <text:p>24.0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15">
                <text:p>24.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24">
                <text:p>24.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33">
                <text:p>24.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41">
                <text:p>24.4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5">
                <text:p>24.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59">
                <text:p>24.5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67">
                <text:p>24.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76">
                <text:p>24.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85">
                <text:p>24.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93">
                <text:p>24.9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02">
                <text:p>25.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.11">
                <text:p>25.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.2">
                <text:p>25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.28">
                <text:p>25.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.37">
                <text:p>25.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46">
                <text:p>25.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54">
                <text:p>25.5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63">
                <text:p>25.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72">
                <text:p>25.7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8">
                <text:p>25.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89">
                <text:p>25.8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98">
                <text:p>25.9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07">
                <text:p>26.0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.15">
                <text:p>26.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.24">
                <text:p>26.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.33">
                <text:p>26.3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41">
                <text:p>26.4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5">
                <text:p>26.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59">
                <text:p>26.5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67">
                <text:p>26.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76">
                <text:p>26.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85">
                <text:p>26.8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93">
                <text:p>26.9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02">
                <text:p>27.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11">
                <text:p>27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19">
                <text:p>27.1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28">
                <text:p>27.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37">
                <text:p>27.3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45">
                <text:p>27.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54">
                <text:p>27.5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63">
                <text:p>27.6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72">
                <text:p>27.7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8">
                <text:p>27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89">
                <text:p>27.8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98">
                <text:p>27.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06">
                <text:p>28.0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15">
                <text:p>28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24">
                <text:p>28.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32">
                <text:p>28.3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41">
                <text:p>28.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5">
                <text:p>28.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59">
                <text:p>28.5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67">
                <text:p>28.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76">
                <text:p>28.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85">
                <text:p>28.8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93">
                <text:p>28.9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02">
                <text:p>29.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1">
                <text:p>29.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9">
                <text:p>29.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8">
                <text:p>29.2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7">
                <text:p>29.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6">
                <text:p>29.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4">
                <text:p>29.5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3">
                <text:p>29.6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2">
                <text:p>29.7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89">
                <text:p>29.8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98">
                <text:p>29.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07">
                <text:p>3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15">
                <text:p>3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24">
                <text:p>30.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33">
                <text:p>30.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41">
                <text:p>30.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5">
                <text:p>30.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59">
                <text:p>30.5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67">
                <text:p>30.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76">
                <text:p>30.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85">
                <text:p>30.8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94">
                <text:p>30.9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02">
                <text:p>31.0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11">
                <text:p>31.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2">
                <text:p>31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28">
                <text:p>31.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37">
                <text:p>31.3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46">
                <text:p>31.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54">
                <text:p>31.5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63">
                <text:p>31.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72">
                <text:p>31.7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.81">
                <text:p>31.8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.89">
                <text:p>31.8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.98">
                <text:p>31.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07">
                <text:p>32.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15">
                <text:p>32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24">
                <text:p>32.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33">
                <text:p>32.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42">
                <text:p>32.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5">
                <text:p>32.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59">
                <text:p>32.5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.68">
                <text:p>32.6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.76">
                <text:p>32.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.85">
                <text:p>32.8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.94">
                <text:p>32.9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03">
                <text:p>33.0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11">
                <text:p>33.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2">
                <text:p>33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29">
                <text:p>33.2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37">
                <text:p>33.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46">
                <text:p>33.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.55">
                <text:p>33.5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.63">
                <text:p>33.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.72">
                <text:p>33.7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.81">
                <text:p>33.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.89">
                <text:p>33.8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.98">
                <text:p>33.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07">
                <text:p>34.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15">
                <text:p>34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24">
                <text:p>34.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.33">
                <text:p>34.3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.42">
                <text:p>34.4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.5">
                <text:p>34.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.59">
                <text:p>34.5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.68">
                <text:p>34.6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.76">
                <text:p>34.7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.85">
                <text:p>34.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.94">
                <text:p>34.9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02">
                <text:p>35.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11">
                <text:p>35.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.2">
                <text:p>35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.29">
                <text:p>35.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.37">
                <text:p>35.3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.46">
                <text:p>35.4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.55">
                <text:p>35.5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.63">
                <text:p>35.6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.72">
                <text:p>35.7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.81">
                <text:p>35.8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.89">
                <text:p>35.8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.98">
                <text:p>35.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.07">
                <text:p>36.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.15">
                <text:p>36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.24">
                <text:p>36.2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.33">
                <text:p>36.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.41">
                <text:p>36.4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.5">
                <text:p>36.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.59">
                <text:p>36.5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.68">
                <text:p>36.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.76">
                <text:p>36.7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.85">
                <text:p>36.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.94">
                <text:p>36.9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.02">
                <text:p>37.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.11">
                <text:p>37.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.2">
                <text:p>37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7.28">
                <text:p>37.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.37">
                <text:p>37.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.46">
                <text:p>37.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.54">
                <text:p>37.5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.63">
                <text:p>37.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.72">
                <text:p>37.7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7.81">
                <text:p>37.8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7.89">
                <text:p>37.8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.98">
                <text:p>37.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.07">
                <text:p>38.0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.15">
                <text:p>38.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.24">
                <text:p>38.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.33">
                <text:p>38.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.41">
                <text:p>38.4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.5">
                <text:p>38.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.59">
                <text:p>38.5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8.68">
                <text:p>38.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.76">
                <text:p>38.7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.85">
                <text:p>38.8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.94">
                <text:p>38.9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.02">
                <text:p>39.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9.11">
                <text:p>39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.2">
                <text:p>39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.28">
                <text:p>39.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.37">
                <text:p>39.3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.46">
                <text:p>39.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.54">
                <text:p>39.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.63">
                <text:p>39.6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9.72">
                <text:p>39.7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.81">
                <text:p>39.8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.89">
                <text:p>39.8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.98">
                <text:p>39.9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.07">
                <text:p>4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.15">
                <text:p>40.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.24">
                <text:p>40.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.33">
                <text:p>40.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.41">
                <text:p>40.4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.5">
                <text:p>40.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.59">
                <text:p>40.5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.68">
                <text:p>40.6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Bias Change(I guess?)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17cm" svg:height="10.785cm" xlink:href=".." xlink:type="simple" chart:class="chart:scatter" chart:style-name="ch1">
        <chart:title svg:x="7.457cm" svg:y="0.351cm" chart:style-name="ch2">
          <text:p>Y-Axis Acceleration</text:p>
        </chart:title>
        <chart:legend svg:x="3.002cm" svg:y="0.369cm" style:legend-expansion="custom" chartooo:width="2.404cm" chartooo:height="0.715cm" style:legend-expansion-aspect-ratio="3.36223776223776" chart:style-name="ch3"/>
        <chart:plot-area chart:style-name="ch4" table:cell-range-address="'Acceleration Raw'.A1:'Acceleration Raw'.A1000 'Acceleration Raw'.C1:'Acceleration Raw'.C1000" chart:data-source-has-labels="row" svg:x="0.378cm" svg:y="1.345cm" svg:width="18.161cm" svg:height="9.225cm">
          <chartooo:coordinate-region svg:x="1.29cm" svg:y="1.544cm" svg:width="17.062cm" svg:height="8.3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Acceleration Raw'.C1:'Acceleration Raw'.C1000" chart:label-cell-address="'Acceleration Raw'.A1:'Acceleration Raw'.A1" chart:class="chart:scatter">
            <chart:domain table:cell-range-address="'Acceleration Raw'.A1:'Acceleration Raw'.A1000"/>
            <chart:regression-curve chart:style-name="ch8"/>
            <chart:regression-curve chart:style-name="ch9">
              <chart:equation chart:display-equation="true" chart:display-r-square="false" svg:x="11.581cm" svg:y="0.801cm"/>
            </chart:regression-curve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.87</text:p>
                <draw:g>
                  <svg:desc>'Acceleration Raw'.A1:'Acceleration Raw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7">
                <text:p>3.87</text:p>
                <draw:g>
                  <svg:desc>'Acceleration Raw'.A1:'Acceleration Raw'.A1000</svg:desc>
                </draw:g>
              </table:table-cell>
              <table:table-cell office:value-type="float" office:value="0.19">
                <text:p>0.19</text:p>
                <draw:g>
                  <svg:desc>'Acceleration Raw'.C1:'Acceleration Raw'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6">
                <text:p>3.9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5">
                <text:p>4.0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3">
                <text:p>4.1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2">
                <text:p>4.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1">
                <text:p>4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8">
                <text:p>4.4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7">
                <text:p>4.5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6">
                <text:p>4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4">
                <text:p>4.7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3">
                <text:p>4.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2">
                <text:p>4.9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1">
                <text:p>5.0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9">
                <text:p>5.0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8">
                <text:p>5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7">
                <text:p>5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35">
                <text:p>5.3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4">
                <text:p>5.4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3">
                <text:p>5.5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62">
                <text:p>5.6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">
                <text:p>5.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9">
                <text:p>5.7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88">
                <text:p>5.8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6">
                <text:p>5.9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5">
                <text:p>6.0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14">
                <text:p>6.1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23">
                <text:p>6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31">
                <text:p>6.3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">
                <text:p>6.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49">
                <text:p>6.4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7">
                <text:p>6.5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6">
                <text:p>6.6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5">
                <text:p>6.7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4">
                <text:p>6.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92">
                <text:p>6.9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1">
                <text:p>7.0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">
                <text:p>7.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8">
                <text:p>7.1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27">
                <text:p>7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6">
                <text:p>7.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5">
                <text:p>7.4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53">
                <text:p>7.5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62">
                <text:p>7.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71">
                <text:p>7.7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79">
                <text:p>7.7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88">
                <text:p>7.8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97">
                <text:p>7.9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06">
                <text:p>8.0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4">
                <text:p>8.1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23">
                <text:p>8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">
                <text:p>8.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9">
                <text:p>8.4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58">
                <text:p>8.5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66">
                <text:p>8.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75">
                <text:p>8.7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84">
                <text:p>8.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92">
                <text:p>8.9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1">
                <text:p>9.0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1">
                <text:p>9.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19">
                <text:p>9.1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27">
                <text:p>9.2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36">
                <text:p>9.3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5">
                <text:p>9.4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53">
                <text:p>9.5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62">
                <text:p>9.6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71">
                <text:p>9.7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79">
                <text:p>9.7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88">
                <text:p>9.8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97">
                <text:p>9.9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06">
                <text:p>10.0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14">
                <text:p>10.1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23">
                <text:p>10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32">
                <text:p>10.3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4">
                <text:p>10.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49">
                <text:p>10.4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58">
                <text:p>10.5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67">
                <text:p>10.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75">
                <text:p>10.7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84">
                <text:p>10.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93">
                <text:p>10.9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01">
                <text:p>11.0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1">
                <text:p>11.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19">
                <text:p>11.1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27">
                <text:p>11.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36">
                <text:p>11.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45">
                <text:p>11.4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54">
                <text:p>11.5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62">
                <text:p>11.6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71">
                <text:p>11.7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8">
                <text:p>11.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88">
                <text:p>11.8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97">
                <text:p>11.9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06">
                <text:p>12.0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14">
                <text:p>12.1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23">
                <text:p>12.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32">
                <text:p>12.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4">
                <text:p>12.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49">
                <text:p>12.4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58">
                <text:p>12.5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7">
                <text:p>12.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5">
                <text:p>12.7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4">
                <text:p>12.8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93">
                <text:p>12.9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01">
                <text:p>13.0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1">
                <text:p>13.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19">
                <text:p>13.1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28">
                <text:p>13.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36">
                <text:p>13.3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45">
                <text:p>13.4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54">
                <text:p>13.5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62">
                <text:p>13.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71">
                <text:p>13.7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">
                <text:p>13.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88">
                <text:p>13.8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97">
                <text:p>13.9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06">
                <text:p>14.0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15">
                <text:p>14.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23">
                <text:p>14.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32">
                <text:p>14.3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41">
                <text:p>14.4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49">
                <text:p>14.4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58">
                <text:p>14.5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67">
                <text:p>14.6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5">
                <text:p>14.7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84">
                <text:p>14.8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93">
                <text:p>14.9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02">
                <text:p>15.0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1">
                <text:p>15.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19">
                <text:p>15.1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28">
                <text:p>15.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36">
                <text:p>15.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45">
                <text:p>15.4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54">
                <text:p>15.5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62">
                <text:p>15.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.71">
                <text:p>15.7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.8">
                <text:p>15.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89">
                <text:p>15.8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97">
                <text:p>15.9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06">
                <text:p>16.0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15">
                <text:p>16.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23">
                <text:p>16.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32">
                <text:p>16.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41">
                <text:p>16.4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49">
                <text:p>16.4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58">
                <text:p>16.5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67">
                <text:p>16.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76">
                <text:p>16.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84">
                <text:p>16.8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93">
                <text:p>16.9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02">
                <text:p>17.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1">
                <text:p>17.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19">
                <text:p>17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28">
                <text:p>17.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36">
                <text:p>17.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45">
                <text:p>17.4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54">
                <text:p>17.5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63">
                <text:p>17.6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71">
                <text:p>17.7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8">
                <text:p>17.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89">
                <text:p>17.8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97">
                <text:p>17.9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.06">
                <text:p>18.0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15">
                <text:p>18.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24">
                <text:p>18.2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32">
                <text:p>18.3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41">
                <text:p>18.4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5">
                <text:p>18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58">
                <text:p>18.5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67">
                <text:p>18.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76">
                <text:p>18.7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85">
                <text:p>18.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93">
                <text:p>18.9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.02">
                <text:p>19.0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.11">
                <text:p>19.1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19">
                <text:p>19.1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28">
                <text:p>19.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37">
                <text:p>19.3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.45">
                <text:p>19.4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.54">
                <text:p>19.5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63">
                <text:p>19.6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72">
                <text:p>19.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8">
                <text:p>19.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89">
                <text:p>19.8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98">
                <text:p>19.9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06">
                <text:p>20.0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.15">
                <text:p>20.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.24">
                <text:p>20.2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.32">
                <text:p>20.3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.41">
                <text:p>20.4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5">
                <text:p>20.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58">
                <text:p>20.5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67">
                <text:p>20.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76">
                <text:p>20.7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85">
                <text:p>20.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93">
                <text:p>20.9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02">
                <text:p>21.0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11">
                <text:p>21.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19">
                <text:p>21.1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28">
                <text:p>21.2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37">
                <text:p>21.3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45">
                <text:p>21.4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4">
                <text:p>21.5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63">
                <text:p>21.6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71">
                <text:p>21.7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8">
                <text:p>21.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89">
                <text:p>21.8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98">
                <text:p>21.9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06">
                <text:p>22.0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15">
                <text:p>22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24">
                <text:p>22.2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33">
                <text:p>22.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41">
                <text:p>22.4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5">
                <text:p>22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59">
                <text:p>22.5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67">
                <text:p>22.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76">
                <text:p>22.7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85">
                <text:p>22.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93">
                <text:p>22.9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02">
                <text:p>23.0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11">
                <text:p>23.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2">
                <text:p>23.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28">
                <text:p>23.2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37">
                <text:p>23.3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46">
                <text:p>23.4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54">
                <text:p>23.5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63">
                <text:p>23.6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72">
                <text:p>23.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8">
                <text:p>23.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89">
                <text:p>23.8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98">
                <text:p>23.9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06">
                <text:p>24.0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15">
                <text:p>24.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24">
                <text:p>24.2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33">
                <text:p>24.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41">
                <text:p>24.4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5">
                <text:p>24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59">
                <text:p>24.5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67">
                <text:p>24.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76">
                <text:p>24.7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85">
                <text:p>24.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93">
                <text:p>24.9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02">
                <text:p>25.0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.11">
                <text:p>25.1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.2">
                <text:p>25.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.28">
                <text:p>25.2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.37">
                <text:p>25.3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46">
                <text:p>25.4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54">
                <text:p>25.5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63">
                <text:p>25.6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72">
                <text:p>25.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8">
                <text:p>25.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89">
                <text:p>25.8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98">
                <text:p>25.9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07">
                <text:p>26.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.15">
                <text:p>26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.24">
                <text:p>26.2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.33">
                <text:p>26.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41">
                <text:p>26.4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5">
                <text:p>26.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59">
                <text:p>26.5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67">
                <text:p>26.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76">
                <text:p>26.7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85">
                <text:p>26.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93">
                <text:p>26.9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02">
                <text:p>27.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11">
                <text:p>27.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19">
                <text:p>27.1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28">
                <text:p>27.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37">
                <text:p>27.3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45">
                <text:p>27.4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54">
                <text:p>27.5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63">
                <text:p>27.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72">
                <text:p>27.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8">
                <text:p>27.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89">
                <text:p>27.8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98">
                <text:p>27.9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06">
                <text:p>28.0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15">
                <text:p>28.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24">
                <text:p>28.2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32">
                <text:p>28.3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41">
                <text:p>28.4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5">
                <text:p>28.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59">
                <text:p>28.5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67">
                <text:p>28.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76">
                <text:p>28.7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85">
                <text:p>28.8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93">
                <text:p>28.9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02">
                <text:p>29.0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1">
                <text:p>29.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9">
                <text:p>29.1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8">
                <text:p>29.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7">
                <text:p>29.3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6">
                <text:p>29.4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4">
                <text:p>29.5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3">
                <text:p>29.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2">
                <text:p>29.7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89">
                <text:p>29.8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98">
                <text:p>29.9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07">
                <text:p>30.0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15">
                <text:p>30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24">
                <text:p>30.2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33">
                <text:p>30.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41">
                <text:p>30.4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5">
                <text:p>3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59">
                <text:p>30.5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67">
                <text:p>30.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76">
                <text:p>30.7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85">
                <text:p>30.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94">
                <text:p>30.9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02">
                <text:p>31.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11">
                <text:p>31.1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2">
                <text:p>31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28">
                <text:p>31.2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37">
                <text:p>31.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46">
                <text:p>31.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54">
                <text:p>31.5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63">
                <text:p>31.6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72">
                <text:p>31.7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.81">
                <text:p>31.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.89">
                <text:p>31.8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.98">
                <text:p>31.9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07">
                <text:p>32.0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15">
                <text:p>32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24">
                <text:p>32.2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33">
                <text:p>32.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42">
                <text:p>32.4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5">
                <text:p>32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59">
                <text:p>32.5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.68">
                <text:p>32.6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.76">
                <text:p>32.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.85">
                <text:p>32.8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.94">
                <text:p>32.9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03">
                <text:p>33.0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11">
                <text:p>33.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2">
                <text:p>33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29">
                <text:p>33.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37">
                <text:p>33.3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46">
                <text:p>33.4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.55">
                <text:p>33.5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.63">
                <text:p>33.6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.72">
                <text:p>33.7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.81">
                <text:p>33.8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.89">
                <text:p>33.8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.98">
                <text:p>33.9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07">
                <text:p>34.0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15">
                <text:p>34.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24">
                <text:p>34.2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.33">
                <text:p>34.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.42">
                <text:p>34.4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.5">
                <text:p>34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.59">
                <text:p>34.5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.68">
                <text:p>34.6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.76">
                <text:p>34.7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.85">
                <text:p>34.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.94">
                <text:p>34.9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02">
                <text:p>35.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11">
                <text:p>35.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.2">
                <text:p>35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.29">
                <text:p>35.2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.37">
                <text:p>35.3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.46">
                <text:p>35.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.55">
                <text:p>35.5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.63">
                <text:p>35.6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.72">
                <text:p>35.7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.81">
                <text:p>35.8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.89">
                <text:p>35.8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.98">
                <text:p>35.9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.07">
                <text:p>36.0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.15">
                <text:p>36.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.24">
                <text:p>36.2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.33">
                <text:p>36.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.41">
                <text:p>36.4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.5">
                <text:p>36.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.59">
                <text:p>36.5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.68">
                <text:p>36.6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.76">
                <text:p>36.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.85">
                <text:p>36.8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.94">
                <text:p>36.9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.02">
                <text:p>37.0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.11">
                <text:p>37.1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.2">
                <text:p>37.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7.28">
                <text:p>37.2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.37">
                <text:p>37.3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.46">
                <text:p>37.4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.54">
                <text:p>37.5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.63">
                <text:p>37.6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.72">
                <text:p>37.7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7.81">
                <text:p>37.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7.89">
                <text:p>37.8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.98">
                <text:p>37.9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.07">
                <text:p>38.0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.15">
                <text:p>38.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.24">
                <text:p>38.2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.33">
                <text:p>38.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.41">
                <text:p>38.4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.5">
                <text:p>38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.59">
                <text:p>38.5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8.68">
                <text:p>38.6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.76">
                <text:p>38.7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.85">
                <text:p>38.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.94">
                <text:p>38.9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.02">
                <text:p>39.0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9.11">
                <text:p>39.1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.2">
                <text:p>39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.28">
                <text:p>39.2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.37">
                <text:p>39.3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.46">
                <text:p>39.4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.54">
                <text:p>39.5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.63">
                <text:p>39.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9.72">
                <text:p>39.7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.81">
                <text:p>39.8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.89">
                <text:p>39.8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.98">
                <text:p>39.9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.07">
                <text:p>40.0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.15">
                <text:p>40.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.24">
                <text:p>40.2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.33">
                <text:p>40.3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.41">
                <text:p>40.4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.5">
                <text:p>4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.59">
                <text:p>40.5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.68">
                <text:p>40.6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81cm" svg:height="8.71cm" xlink:href=".." xlink:type="simple" chart:class="chart:scatter" chart:style-name="ch1">
        <chart:title svg:x="10.874cm" svg:y="0.31cm" chart:style-name="ch2">
          <text:p>Acceleration in Z-Axis</text:p>
        </chart:title>
        <chart:legend svg:x="22.011cm" svg:y="0cm" style:legend-expansion="custom" chartooo:width="3.383cm" chartooo:height="0.578cm" style:legend-expansion-aspect-ratio="5.85294117647059" chart:style-name="ch3"/>
        <chart:plot-area chart:style-name="ch4" table:cell-range-address="'Acceleration Raw'.A1:'Acceleration Raw'.A1000 'Acceleration Raw'.D1:'Acceleration Raw'.D1000" chart:data-source-has-labels="row" svg:x="0.525cm" svg:y="1.263cm" svg:width="25.231cm" svg:height="7.273cm">
          <chartooo:coordinate-region svg:x="1.252cm" svg:y="1.462cm" svg:width="24.317cm" svg:height="6.4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Acceleration Raw'.D1:'Acceleration Raw'.D1000" chart:label-cell-address="'Acceleration Raw'.A1:'Acceleration Raw'.A1" chart:class="chart:scatter">
            <chart:domain table:cell-range-address="'Acceleration Raw'.A1:'Acceleration Raw'.A1000"/>
            <chart:regression-curve chart:style-name="ch8">
              <chart:equation chart:display-equation="true" chart:display-r-square="false" svg:x="14.012cm" svg:y="0.883cm"/>
            </chart:regression-curve>
            <chart:data-point chart:repeated="203"/>
            <chart:data-point chart:style-name="ch9"/>
            <chart:data-point chart:repeated="7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.87</text:p>
                <draw:g>
                  <svg:desc>'Acceleration Raw'.A1:'Acceleration Raw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7">
                <text:p>3.87</text:p>
                <draw:g>
                  <svg:desc>'Acceleration Raw'.A1:'Acceleration Raw'.A1000</svg:desc>
                </draw:g>
              </table:table-cell>
              <table:table-cell office:value-type="float" office:value="9.39">
                <text:p>9.39</text:p>
                <draw:g>
                  <svg:desc>'Acceleration Raw'.D1:'Acceleration Raw'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6">
                <text:p>3.9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5">
                <text:p>4.0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3">
                <text:p>4.1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2">
                <text:p>4.2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1">
                <text:p>4.3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8">
                <text:p>4.4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7">
                <text:p>4.5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6">
                <text:p>4.6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4">
                <text:p>4.7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3">
                <text:p>4.8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2">
                <text:p>4.9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1">
                <text:p>5.01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9">
                <text:p>5.0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8">
                <text:p>5.1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7">
                <text:p>5.2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35">
                <text:p>5.3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4">
                <text:p>5.4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3">
                <text:p>5.5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62">
                <text:p>5.6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">
                <text:p>5.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9">
                <text:p>5.7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88">
                <text:p>5.8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6">
                <text:p>5.9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5">
                <text:p>6.0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14">
                <text:p>6.1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23">
                <text:p>6.2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31">
                <text:p>6.3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">
                <text:p>6.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49">
                <text:p>6.4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7">
                <text:p>6.5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6">
                <text:p>6.6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5">
                <text:p>6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4">
                <text:p>6.8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92">
                <text:p>6.9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1">
                <text:p>7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">
                <text:p>7.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8">
                <text:p>7.1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27">
                <text:p>7.2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6">
                <text:p>7.3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5">
                <text:p>7.4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53">
                <text:p>7.5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62">
                <text:p>7.6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71">
                <text:p>7.7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79">
                <text:p>7.7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88">
                <text:p>7.8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97">
                <text:p>7.9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06">
                <text:p>8.0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4">
                <text:p>8.14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23">
                <text:p>8.2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">
                <text:p>8.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9">
                <text:p>8.4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58">
                <text:p>8.5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66">
                <text:p>8.6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75">
                <text:p>8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84">
                <text:p>8.8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92">
                <text:p>8.9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1">
                <text:p>9.0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1">
                <text:p>9.1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19">
                <text:p>9.1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27">
                <text:p>9.2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36">
                <text:p>9.3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5">
                <text:p>9.4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53">
                <text:p>9.5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62">
                <text:p>9.6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71">
                <text:p>9.7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79">
                <text:p>9.7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88">
                <text:p>9.8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97">
                <text:p>9.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06">
                <text:p>10.0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14">
                <text:p>10.1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23">
                <text:p>10.2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32">
                <text:p>10.3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4">
                <text:p>10.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49">
                <text:p>10.4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58">
                <text:p>10.5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67">
                <text:p>10.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75">
                <text:p>10.7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84">
                <text:p>10.8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93">
                <text:p>10.9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01">
                <text:p>11.0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1">
                <text:p>11.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19">
                <text:p>11.1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27">
                <text:p>11.2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36">
                <text:p>11.3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45">
                <text:p>11.4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54">
                <text:p>11.5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62">
                <text:p>11.6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71">
                <text:p>11.7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8">
                <text:p>11.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88">
                <text:p>11.8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97">
                <text:p>11.9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06">
                <text:p>12.0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14">
                <text:p>12.1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23">
                <text:p>12.2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32">
                <text:p>12.32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4">
                <text:p>12.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49">
                <text:p>12.4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58">
                <text:p>12.5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7">
                <text:p>12.6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5">
                <text:p>12.7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4">
                <text:p>12.8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93">
                <text:p>12.9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01">
                <text:p>13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1">
                <text:p>13.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19">
                <text:p>13.1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28">
                <text:p>13.2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36">
                <text:p>13.3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45">
                <text:p>13.4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54">
                <text:p>13.5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62">
                <text:p>13.6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71">
                <text:p>13.7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">
                <text:p>13.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88">
                <text:p>13.8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97">
                <text:p>13.9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06">
                <text:p>14.0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15">
                <text:p>14.1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23">
                <text:p>14.2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32">
                <text:p>14.3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41">
                <text:p>14.4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49">
                <text:p>14.4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58">
                <text:p>14.5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67">
                <text:p>14.6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5">
                <text:p>14.7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84">
                <text:p>14.8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93">
                <text:p>14.9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02">
                <text:p>15.0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1">
                <text:p>15.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19">
                <text:p>15.1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28">
                <text:p>15.2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36">
                <text:p>15.3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45">
                <text:p>15.4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54">
                <text:p>15.5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62">
                <text:p>15.6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.71">
                <text:p>15.7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.8">
                <text:p>15.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89">
                <text:p>15.8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97">
                <text:p>15.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06">
                <text:p>16.0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15">
                <text:p>16.1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23">
                <text:p>16.2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32">
                <text:p>16.3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41">
                <text:p>16.4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49">
                <text:p>16.4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58">
                <text:p>16.5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67">
                <text:p>16.6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76">
                <text:p>16.7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84">
                <text:p>16.8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93">
                <text:p>16.9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02">
                <text:p>17.0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1">
                <text:p>17.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19">
                <text:p>17.1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28">
                <text:p>17.2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36">
                <text:p>17.3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45">
                <text:p>17.4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54">
                <text:p>17.5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63">
                <text:p>17.6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71">
                <text:p>17.71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8">
                <text:p>17.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89">
                <text:p>17.8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97">
                <text:p>17.9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.06">
                <text:p>18.0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15">
                <text:p>18.1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24">
                <text:p>18.2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32">
                <text:p>18.3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41">
                <text:p>18.4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5">
                <text:p>18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58">
                <text:p>18.5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67">
                <text:p>18.6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76">
                <text:p>18.7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85">
                <text:p>18.8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93">
                <text:p>18.9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.02">
                <text:p>19.0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.11">
                <text:p>19.1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19">
                <text:p>19.1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28">
                <text:p>19.2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37">
                <text:p>19.3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.45">
                <text:p>19.4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.54">
                <text:p>19.5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63">
                <text:p>19.6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72">
                <text:p>19.7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8">
                <text:p>19.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89">
                <text:p>19.8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98">
                <text:p>19.9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06">
                <text:p>20.0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.15">
                <text:p>20.1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.24">
                <text:p>20.2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.32">
                <text:p>20.3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.41">
                <text:p>20.4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5">
                <text:p>20.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58">
                <text:p>20.5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67">
                <text:p>20.6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76">
                <text:p>20.7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85">
                <text:p>20.8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93">
                <text:p>20.9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02">
                <text:p>21.02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11">
                <text:p>21.1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19">
                <text:p>21.1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28">
                <text:p>21.2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37">
                <text:p>21.3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45">
                <text:p>21.4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4">
                <text:p>21.5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63">
                <text:p>21.6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71">
                <text:p>21.7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8">
                <text:p>21.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89">
                <text:p>21.8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98">
                <text:p>21.9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06">
                <text:p>22.0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15">
                <text:p>22.1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24">
                <text:p>22.2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33">
                <text:p>22.3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41">
                <text:p>22.4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5">
                <text:p>22.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59">
                <text:p>22.5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67">
                <text:p>22.6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76">
                <text:p>22.7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85">
                <text:p>22.8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93">
                <text:p>22.9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02">
                <text:p>23.0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11">
                <text:p>23.1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2">
                <text:p>23.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28">
                <text:p>23.28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37">
                <text:p>23.3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46">
                <text:p>23.4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54">
                <text:p>23.5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63">
                <text:p>23.6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72">
                <text:p>23.7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8">
                <text:p>23.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89">
                <text:p>23.8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98">
                <text:p>23.9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06">
                <text:p>24.0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15">
                <text:p>24.1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24">
                <text:p>24.2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33">
                <text:p>24.3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41">
                <text:p>24.4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5">
                <text:p>24.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59">
                <text:p>24.5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67">
                <text:p>24.6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76">
                <text:p>24.7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85">
                <text:p>24.8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93">
                <text:p>24.9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02">
                <text:p>25.0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.11">
                <text:p>25.1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.2">
                <text:p>25.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.28">
                <text:p>25.2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.37">
                <text:p>25.3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46">
                <text:p>25.4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54">
                <text:p>25.5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63">
                <text:p>25.6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72">
                <text:p>25.7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8">
                <text:p>25.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89">
                <text:p>25.8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98">
                <text:p>25.9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07">
                <text:p>26.0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.15">
                <text:p>26.1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.24">
                <text:p>26.2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.33">
                <text:p>26.3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41">
                <text:p>26.4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5">
                <text:p>26.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59">
                <text:p>26.5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67">
                <text:p>26.67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76">
                <text:p>26.7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85">
                <text:p>26.8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93">
                <text:p>26.9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02">
                <text:p>27.0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11">
                <text:p>27.1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19">
                <text:p>27.1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28">
                <text:p>27.2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37">
                <text:p>27.3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45">
                <text:p>27.45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54">
                <text:p>27.5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63">
                <text:p>27.6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72">
                <text:p>27.7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8">
                <text:p>27.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89">
                <text:p>27.8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98">
                <text:p>27.9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06">
                <text:p>28.0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15">
                <text:p>28.1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24">
                <text:p>28.2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32">
                <text:p>28.3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41">
                <text:p>28.4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5">
                <text:p>28.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59">
                <text:p>28.5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67">
                <text:p>28.6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76">
                <text:p>28.7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85">
                <text:p>28.8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93">
                <text:p>28.9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02">
                <text:p>29.0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1">
                <text:p>29.1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9">
                <text:p>29.1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8">
                <text:p>29.2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7">
                <text:p>29.3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6">
                <text:p>29.4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4">
                <text:p>29.5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3">
                <text:p>29.6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2">
                <text:p>29.7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89">
                <text:p>29.8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98">
                <text:p>29.9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07">
                <text:p>30.0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15">
                <text:p>30.1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24">
                <text:p>30.2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33">
                <text:p>30.3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41">
                <text:p>30.4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5">
                <text:p>30.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59">
                <text:p>30.5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67">
                <text:p>30.6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76">
                <text:p>30.7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85">
                <text:p>30.8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94">
                <text:p>30.9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02">
                <text:p>31.0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11">
                <text:p>31.1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2">
                <text:p>31.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28">
                <text:p>31.2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37">
                <text:p>31.3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46">
                <text:p>31.4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54">
                <text:p>31.5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63">
                <text:p>31.6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72">
                <text:p>31.7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.81">
                <text:p>31.8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.89">
                <text:p>31.8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.98">
                <text:p>31.9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07">
                <text:p>32.0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15">
                <text:p>32.1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24">
                <text:p>32.2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33">
                <text:p>32.3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42">
                <text:p>32.4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5">
                <text:p>32.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59">
                <text:p>32.5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.68">
                <text:p>32.6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.76">
                <text:p>32.7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.85">
                <text:p>32.8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.94">
                <text:p>32.9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03">
                <text:p>33.03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11">
                <text:p>33.1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2">
                <text:p>33.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29">
                <text:p>33.2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37">
                <text:p>33.3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46">
                <text:p>33.4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.55">
                <text:p>33.5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.63">
                <text:p>33.6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.72">
                <text:p>33.7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.81">
                <text:p>33.8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.89">
                <text:p>33.8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.98">
                <text:p>33.9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07">
                <text:p>34.0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15">
                <text:p>34.1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24">
                <text:p>34.2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.33">
                <text:p>34.3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.42">
                <text:p>34.4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.5">
                <text:p>34.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.59">
                <text:p>34.5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.68">
                <text:p>34.6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.76">
                <text:p>34.7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.85">
                <text:p>34.8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.94">
                <text:p>34.9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02">
                <text:p>35.0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11">
                <text:p>35.1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.2">
                <text:p>35.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.29">
                <text:p>35.2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.37">
                <text:p>35.3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.46">
                <text:p>35.4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.55">
                <text:p>35.5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.63">
                <text:p>35.6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.72">
                <text:p>35.7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.81">
                <text:p>35.8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.89">
                <text:p>35.8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.98">
                <text:p>35.9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.07">
                <text:p>36.0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.15">
                <text:p>36.1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.24">
                <text:p>36.2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.33">
                <text:p>36.3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.41">
                <text:p>36.4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.5">
                <text:p>36.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.59">
                <text:p>36.5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.68">
                <text:p>36.6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.76">
                <text:p>36.7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.85">
                <text:p>36.8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.94">
                <text:p>36.9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.02">
                <text:p>37.0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.11">
                <text:p>37.1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.2">
                <text:p>37.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7.28">
                <text:p>37.2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.37">
                <text:p>37.3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.46">
                <text:p>37.4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.54">
                <text:p>37.5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.63">
                <text:p>37.6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.72">
                <text:p>37.7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7.81">
                <text:p>37.8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7.89">
                <text:p>37.8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.98">
                <text:p>37.9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.07">
                <text:p>38.0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.15">
                <text:p>38.1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.24">
                <text:p>38.2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.33">
                <text:p>38.3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.41">
                <text:p>38.4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.5">
                <text:p>38.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.59">
                <text:p>38.5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8.68">
                <text:p>38.68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.76">
                <text:p>38.7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.85">
                <text:p>38.8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.94">
                <text:p>38.9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.02">
                <text:p>39.0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9.11">
                <text:p>39.1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.2">
                <text:p>39.2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.28">
                <text:p>39.2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.37">
                <text:p>39.3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.46">
                <text:p>39.4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.54">
                <text:p>39.5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.63">
                <text:p>39.6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9.72">
                <text:p>39.7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.81">
                <text:p>39.8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.89">
                <text:p>39.8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.98">
                <text:p>39.9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.07">
                <text:p>40.0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.15">
                <text:p>40.1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.24">
                <text:p>40.24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.33">
                <text:p>40.3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.41">
                <text:p>40.4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.5">
                <text:p>40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.59">
                <text:p>40.5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.68">
                <text:p>40.6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